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1438in" fo:margin-top="0in" fo:margin-bottom="0in" table:align="center" style:writing-mode="lr-tb"/>
    </style:style>
    <style:style style:name="Table1.A" style:family="table-column">
      <style:table-column-properties style:column-width="0.8049in"/>
    </style:style>
    <style:style style:name="Table1.B" style:family="table-column">
      <style:table-column-properties style:column-width="1.016in"/>
    </style:style>
    <style:style style:name="Table1.C" style:family="table-column">
      <style:table-column-properties style:column-width="0.9646in"/>
    </style:style>
    <style:style style:name="Table1.D" style:family="table-column">
      <style:table-column-properties style:column-width="1.1319in"/>
    </style:style>
    <style:style style:name="Table1.E" style:family="table-column">
      <style:table-column-properties style:column-width="1.2264in"/>
    </style:style>
    <style:style style:name="Table1.1" style:family="table-row">
      <style:table-row-properties style:min-row-height="0.3354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3451in" fo:keep-together="auto"/>
    </style:style>
    <style:style style:name="Table2" style:family="table">
      <style:table-properties style:width="3.2389in" fo:margin-top="0in" fo:margin-bottom="0in" table:align="center" style:writing-mode="lr-tb"/>
    </style:style>
    <style:style style:name="Table2.A" style:family="table-column">
      <style:table-column-properties style:column-width="0.6472in"/>
    </style:style>
    <style:style style:name="Table2.B" style:family="table-column">
      <style:table-column-properties style:column-width="0.6479in"/>
    </style:style>
    <style:style style:name="Table2.1" style:family="table-row">
      <style:table-row-properties style:min-row-height="0.3313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341in" fo:keep-together="auto"/>
    </style:style>
    <style:style style:name="Table3" style:family="table">
      <style:table-properties style:width="3.2389in" fo:margin-top="0in" fo:margin-bottom="0in" table:align="center" style:writing-mode="lr-tb"/>
    </style:style>
    <style:style style:name="Table3.A" style:family="table-column">
      <style:table-column-properties style:column-width="0.6472in"/>
    </style:style>
    <style:style style:name="Table3.B" style:family="table-column">
      <style:table-column-properties style:column-width="0.6479in"/>
    </style:style>
    <style:style style:name="Table3.1" style:family="table-row">
      <style:table-row-properties style:min-row-height="0.3313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341in" fo:keep-together="auto"/>
    </style:style>
    <style:style style:name="Table4" style:family="table">
      <style:table-properties style:width="3.2389in" fo:margin-top="0in" fo:margin-bottom="0in" table:align="center" style:writing-mode="lr-tb"/>
    </style:style>
    <style:style style:name="Table4.A" style:family="table-column">
      <style:table-column-properties style:column-width="0.6472in"/>
    </style:style>
    <style:style style:name="Table4.B" style:family="table-column">
      <style:table-column-properties style:column-width="0.6479in"/>
    </style:style>
    <style:style style:name="Table4.1" style:family="table-row">
      <style:table-row-properties style:min-row-height="0.3313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2" style:family="table-row">
      <style:table-row-properties style:min-row-height="0.341in" fo:keep-together="auto"/>
    </style:style>
    <style:style style:name="Table5" style:family="table">
      <style:table-properties style:width="3.5729in" fo:margin-top="0in" fo:margin-bottom="0in" table:align="center" style:writing-mode="lr-tb"/>
    </style:style>
    <style:style style:name="Table5.A" style:family="table-column">
      <style:table-column-properties style:column-width="0.6243in"/>
    </style:style>
    <style:style style:name="Table5.B" style:family="table-column">
      <style:table-column-properties style:column-width="0.6986in"/>
    </style:style>
    <style:style style:name="Table5.C" style:family="table-column">
      <style:table-column-properties style:column-width="0.7181in"/>
    </style:style>
    <style:style style:name="Table5.D" style:family="table-column">
      <style:table-column-properties style:column-width="0.7819in"/>
    </style:style>
    <style:style style:name="Table5.E" style:family="table-column">
      <style:table-column-properties style:column-width="0.75in"/>
    </style:style>
    <style:style style:name="Table5.1" style:family="table-row">
      <style:table-row-properties style:min-row-height="0.3354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2" style:family="table-row">
      <style:table-row-properties style:min-row-height="0.3451in" fo:keep-together="auto"/>
    </style:style>
    <style:style style:name="Table6" style:family="table">
      <style:table-properties style:width="3.4111in" fo:margin-top="0in" fo:margin-bottom="0in" table:align="center" style:writing-mode="lr-tb"/>
    </style:style>
    <style:style style:name="Table6.A" style:family="table-column">
      <style:table-column-properties style:column-width="0.4465in"/>
    </style:style>
    <style:style style:name="Table6.B" style:family="table-column">
      <style:table-column-properties style:column-width="0.6882in"/>
    </style:style>
    <style:style style:name="Table6.C" style:family="table-column">
      <style:table-column-properties style:column-width="0.8063in"/>
    </style:style>
    <style:style style:name="Table6.D" style:family="table-column">
      <style:table-column-properties style:column-width="0.7306in"/>
    </style:style>
    <style:style style:name="Table6.E" style:family="table-column">
      <style:table-column-properties style:column-width="0.7396in"/>
    </style:style>
    <style:style style:name="Table6.1" style:family="table-row">
      <style:table-row-properties style:min-row-height="0.3313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2" style:family="table-row">
      <style:table-row-properties style:min-row-height="0.341in" fo:keep-together="auto"/>
    </style:style>
    <style:style style:name="P1" style:family="paragraph" style:parent-style-name="Standard">
      <style:paragraph-properties fo:margin-top="0in" fo:margin-bottom="0.1665in" style:contextual-spacing="false" fo:text-align="center" style:justify-single-word="false" fo:orphans="0" fo:widows="0"/>
      <style:text-properties fo:color="#24292f" loext:opacity="100%" style:font-name="Times New Roman" fo:font-size="12pt" style:font-name-asian="Times New Roman1" style:font-name-complex="Times New Roman1"/>
    </style:style>
    <style:style style:name="P2" style:family="paragraph" style:parent-style-name="Standard">
      <style:paragraph-properties fo:margin-left="0in" fo:margin-right="0in" fo:margin-top="0in" fo:margin-bottom="0.1665in" style:contextual-spacing="false" fo:line-height="108%" fo:text-align="center" style:justify-single-word="false" fo:orphans="0" fo:widows="0" fo:text-indent="0in" style:auto-text-indent="false" style:writing-mode="lr-tb"/>
      <style:text-properties fo:color="#24292f" loext:opacity="100%" style:font-name="Times New Roman" fo:font-size="12pt" style:font-name-asian="Times New Roman1" style:font-name-complex="Times New Roman1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orphans="0" fo:widows="0" fo:text-indent="0in" style:auto-text-indent="false" style:writing-mode="lr-tb"/>
      <style:text-properties style:font-name="Times New Roman" fo:font-size="12pt" fo:language="en" fo:country="US" style:font-name-asian="Times New Roman1" style:font-name-complex="Times New Roman1"/>
    </style:style>
    <style:style style:name="P4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5" style:family="paragraph" style:parent-style-name="Standard_20__28_user_29_">
      <style:paragraph-properties fo:text-align="center" style:justify-single-word="false"/>
    </style:style>
    <style:style style:name="P6" style:family="paragraph" style:parent-style-name="Standard_20__28_user_29_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_20__28_user_29_">
      <style:paragraph-properties fo:line-height="150%"/>
      <style:text-properties fo:font-weight="bold" style:font-weight-asian="bold" style:font-weight-complex="bold"/>
    </style:style>
    <style:style style:name="P8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_20__28_user_29_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style:font-weight-complex="bold"/>
    </style:style>
    <style:style style:name="P11" style:family="paragraph" style:parent-style-name="Standard_20__28_user_29_">
      <style:text-properties style:font-weight-complex="bold"/>
    </style:style>
    <style:style style:name="P12" style:family="paragraph" style:parent-style-name="Standard_20__28_user_29_">
      <style:paragraph-properties fo:break-before="page"/>
    </style:style>
    <style:style style:name="P13" style:family="paragraph" style:parent-style-name="Standard_20__28_user_29_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_20__28_user_29_">
      <style:paragraph-properties fo:line-height="150%" fo:text-align="center" style:justify-single-word="false" fo:orphans="0" fo:widows="0"/>
      <style:text-properties style:font-name="Times New Roman" style:font-name-asian="Times New Roman1" style:font-name-complex="Times New Roman1"/>
    </style:style>
    <style:style style:name="P15" style:family="paragraph" style:parent-style-name="Standard_20__28_user_29_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style:font-name-asian="Times New Roman1" style:font-name-complex="Times New Roman1"/>
    </style:style>
    <style:style style:name="P16" style:family="paragraph" style:parent-style-name="Standard_20__28_user_29_">
      <style:paragraph-properties fo:margin-left="0.5in" fo:margin-right="0in" fo:line-height="150%" fo:text-indent="0in" style:auto-text-indent="false"/>
      <style:text-properties style:font-name="Times New Roman" style:font-name-asian="Times New Roman1" style:font-name-complex="Times New Roman1"/>
    </style:style>
    <style:style style:name="P17" style:family="paragraph" style:parent-style-name="Standard_20__28_user_29_">
      <style:paragraph-properties fo:line-height="150%"/>
      <style:text-properties style:font-name="Times New Roman" style:font-name-asian="Times New Roman1" style:font-name-complex="Times New Roman1"/>
    </style:style>
    <style:style style:name="P18" style:family="paragraph" style:parent-style-name="Standard_20__28_user_29_">
      <style:paragraph-properties fo:margin-left="0in" fo:margin-right="0in" fo:line-height="150%" fo:text-indent="0in" style:auto-text-indent="false"/>
      <style:text-properties style:font-name="Times New Roman" style:font-name-asian="Times New Roman1" style:font-name-complex="Times New Roman1"/>
    </style:style>
    <style:style style:name="P19" style:family="paragraph" style:parent-style-name="Standard_20__28_user_29_">
      <style:paragraph-properties fo:line-height="150%" fo:text-align="center" style:justify-single-word="false" fo:orphans="0" fo:widows="0"/>
      <style:text-properties style:font-name="Times New Roman" officeooo:rsid="0012ffbd" officeooo:paragraph-rsid="0012ffbd" style:font-name-asian="Times New Roman1" style:font-name-complex="Times New Roman1"/>
    </style:style>
    <style:style style:name="P20" style:family="paragraph" style:parent-style-name="Standard_20__28_user_29_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officeooo:rsid="0019da61" officeooo:paragraph-rsid="0019da61" style:font-name-asian="Times New Roman1" style:font-name-complex="Times New Roman1"/>
    </style:style>
    <style:style style:name="P21" style:family="paragraph" style:parent-style-name="Standard_20__28_user_29_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officeooo:rsid="001a8fcc" officeooo:paragraph-rsid="001a8fcc" style:font-name-asian="Times New Roman1" style:font-name-complex="Times New Roman1"/>
    </style:style>
    <style:style style:name="P22" style:family="paragraph" style:parent-style-name="Standard_20__28_user_29_">
      <style:paragraph-properties fo:line-height="150%" fo:text-align="center" style:justify-single-word="false" fo:orphans="0" fo:widows="0"/>
      <style:text-properties style:font-name="Times New Roman" fo:language="en" fo:country="US" style:font-name-asian="Times New Roman1" style:font-name-complex="Times New Roman1"/>
    </style:style>
    <style:style style:name="P23" style:family="paragraph" style:parent-style-name="Standard_20__28_user_29_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fo:language="en" fo:country="US" style:font-name-asian="Times New Roman1" style:font-name-complex="Times New Roman1"/>
    </style:style>
    <style:style style:name="P24" style:family="paragraph" style:parent-style-name="Standard_20__28_user_29_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fo:language="en" fo:country="US" officeooo:paragraph-rsid="001a8fcc" style:font-name-asian="Times New Roman1" style:font-name-complex="Times New Roman1"/>
    </style:style>
    <style:style style:name="P25" style:family="paragraph" style:parent-style-name="Standard_20__28_user_29_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fo:language="en" fo:country="US" officeooo:rsid="0019da61" officeooo:paragraph-rsid="0019da61" style:font-name-asian="Times New Roman1" style:font-name-complex="Times New Roman1"/>
    </style:style>
    <style:style style:name="P26" style:family="paragraph" style:parent-style-name="Standard_20__28_user_29_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fo:language="en" fo:country="US" officeooo:rsid="001a8fcc" officeooo:paragraph-rsid="001a8fcc" style:font-name-asian="Times New Roman1" style:font-name-complex="Times New Roman1"/>
    </style:style>
    <style:style style:name="P27" style:family="paragraph" style:parent-style-name="Standard_20__28_user_29_">
      <style:paragraph-properties fo:line-height="150%" fo:text-align="center" style:justify-single-word="false" fo:orphans="0" fo:widows="0"/>
      <style:text-properties style:font-name="Times New Roman" fo:language="en" fo:country="US" officeooo:rsid="001a8fcc" officeooo:paragraph-rsid="001a8fcc" style:font-name-asian="Times New Roman1" style:font-name-complex="Times New Roman1"/>
    </style:style>
    <style:style style:name="P28" style:family="paragraph" style:parent-style-name="Standard_20__28_user_29_">
      <style:paragraph-properties fo:line-height="150%"/>
    </style:style>
    <style:style style:name="P29" style:family="paragraph" style:parent-style-name="Standard_20__28_user_29_">
      <style:paragraph-properties fo:line-height="150%" fo:text-align="center" style:justify-single-word="false"/>
    </style:style>
    <style:style style:name="P30" style:family="paragraph" style:parent-style-name="Standard_20__28_user_29_">
      <style:paragraph-properties fo:line-height="150%" fo:text-align="center" style:justify-single-word="false"/>
      <style:text-properties officeooo:paragraph-rsid="0013e224"/>
    </style:style>
    <style:style style:name="P31" style:family="paragraph" style:parent-style-name="Standard_20__28_user_29_">
      <style:paragraph-properties fo:line-height="150%" fo:text-align="center" style:justify-single-word="false"/>
      <style:text-properties officeooo:paragraph-rsid="001659f1"/>
    </style:style>
    <style:style style:name="P32" style:family="paragraph" style:parent-style-name="Standard_20__28_user_29_" style:list-style-name="WWNum2">
      <style:paragraph-properties fo:line-height="150%"/>
    </style:style>
    <style:style style:name="P33" style:family="paragraph" style:parent-style-name="Standard_20__28_user_29_" style:list-style-name="WWNum1">
      <style:paragraph-properties fo:line-height="150%"/>
    </style:style>
    <style:style style:name="P34" style:family="paragraph" style:parent-style-name="Standard_20__28_user_29_">
      <style:paragraph-properties fo:line-height="150%"/>
      <style:text-properties officeooo:paragraph-rsid="0012f416"/>
    </style:style>
    <style:style style:name="P35" style:family="paragraph" style:parent-style-name="Standard_20__28_user_29_">
      <style:paragraph-properties fo:line-height="150%"/>
      <style:text-properties officeooo:paragraph-rsid="001a8fcc"/>
    </style:style>
    <style:style style:name="P36" style:family="paragraph" style:parent-style-name="Standard_20__28_user_29_">
      <style:paragraph-properties fo:line-height="150%" fo:text-align="center" style:justify-single-word="false" fo:orphans="0" fo:widows="0"/>
      <style:text-properties fo:color="#24292f" loext:opacity="100%" style:font-name="Times New Roman" style:font-name-asian="Times New Roman1" style:font-name-complex="Times New Roman1"/>
    </style:style>
    <style:style style:name="P37" style:family="paragraph" style:parent-style-name="Standard_20__28_user_29_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in" style:auto-text-indent="false" style:writing-mode="lr-tb"/>
      <style:text-properties fo:color="#24292f" loext:opacity="100%" style:font-name="Times New Roman" style:font-name-asian="Times New Roman1" style:font-name-complex="Times New Roman1"/>
    </style:style>
    <style:style style:name="P38" style:family="paragraph" style:parent-style-name="Standard_20__28_user_29_">
      <style:paragraph-properties fo:line-height="150%" fo:text-align="center" style:justify-single-word="false" fo:orphans="0" fo:widows="0"/>
      <style:text-properties fo:color="#24292f" loext:opacity="100%" style:font-name="Times New Roman" officeooo:paragraph-rsid="0012ffbd" style:font-name-asian="Times New Roman1" style:font-name-complex="Times New Roman1"/>
    </style:style>
    <style:style style:name="P39" style:family="paragraph" style:parent-style-name="Standard_20__28_user_29_">
      <style:paragraph-properties fo:line-height="150%" fo:text-align="center" style:justify-single-word="false" fo:orphans="0" fo:widows="0"/>
      <style:text-properties fo:color="#24292f" loext:opacity="100%" style:font-name="Times New Roman" officeooo:rsid="0012ffbd" officeooo:paragraph-rsid="0012ffbd" style:font-name-asian="Times New Roman1" style:font-name-complex="Times New Roman1"/>
    </style:style>
    <style:style style:name="P40" style:family="paragraph" style:parent-style-name="Standard_20__28_user_29_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in" style:auto-text-indent="false" style:writing-mode="lr-tb"/>
      <style:text-properties fo:color="#24292f" loext:opacity="100%" style:font-name="Times New Roman" officeooo:rsid="001a8fcc" officeooo:paragraph-rsid="001a8fcc" style:font-name-asian="Times New Roman1" style:font-name-complex="Times New Roman1"/>
    </style:style>
    <style:style style:name="P41" style:family="paragraph" style:parent-style-name="Standard_20__28_user_29_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in" style:auto-text-indent="false" style:writing-mode="lr-tb"/>
      <style:text-properties fo:color="#24292f" loext:opacity="100%" style:font-name="Times New Roman" fo:language="en" fo:country="US" officeooo:rsid="001a8fcc" officeooo:paragraph-rsid="001a8fcc" style:font-name-asian="Times New Roman1" style:font-name-complex="Times New Roman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fo:font-weight="bold" style:font-size-asian="14pt" style:font-weight-asian="bold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font-weight="bold" officeooo:rsid="0012ffb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style:font-name="Times New Roman" officeooo:rsid="0019da61" style:font-name-asian="Times New Roman1" style:font-name-complex="Times New Roman1"/>
    </style:style>
    <style:style style:name="T12" style:family="text">
      <style:text-properties style:font-name="Times New Roman" officeooo:rsid="001a8fcc" style:font-name-asian="Times New Roman1" style:font-name-complex="Times New Roman1"/>
    </style:style>
    <style:style style:name="T13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4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15" style:family="text">
      <style:text-properties style:font-name="Times New Roman" fo:language="en" fo:country="US" style:font-name-asian="Times New Roman1" style:font-name-complex="Times New Roman1"/>
    </style:style>
    <style:style style:name="T16" style:family="text">
      <style:text-properties style:font-name="Times New Roman" fo:language="en" fo:country="US" officeooo:rsid="001a8fcc" style:font-name-asian="Times New Roman1" style:font-name-complex="Times New Roman1"/>
    </style:style>
    <style:style style:name="T17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a8fcc"/>
    </style:style>
    <style:style style:name="T20" style:family="text">
      <style:text-properties fo:color="#24292f" loext:opacity="100%" style:font-name="Times New Roman" style:font-name-asian="Times New Roman1" style:font-name-complex="Times New Roman1"/>
    </style:style>
    <style:style style:name="T21" style:family="text">
      <style:text-properties fo:color="#24292f" loext:opacity="100%" style:font-name="Times New Roman" style:font-name-asian="Times New Roman1" style:font-name-complex="Times New Roman1" fo:background-color="#ffffff"/>
    </style:style>
    <style:style style:name="T22" style:family="text">
      <style:text-properties fo:color="#24292f" loext:opacity="100%" style:font-name="Times New Roman" fo:background-color="#f6f8fa" loext:char-shading-value="0" style:font-name-asian="Times New Roman1" style:font-name-complex="Times New Roman1"/>
    </style:style>
    <style:style style:name="T23" style:family="text">
      <style:text-properties fo:background-color="#ffffff" loext:char-shading-value="0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12ffbd" fo:background-color="#ffffff" loext:char-shading-value="0"/>
    </style:style>
    <style:style style:name="T26" style:family="text">
      <style:text-properties style:text-position="sub 58%" style:font-name="Times New Roman" style:font-name-asian="Times New Roman1" style:font-name-complex="Times New Roman1"/>
    </style:style>
    <style:style style:name="T2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31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officeooo:rsid="0012f416"/>
    </style:style>
    <style:style style:name="T33" style:family="text">
      <style:text-properties officeooo:rsid="0012ffbd"/>
    </style:style>
    <style:style style:name="T34" style:family="text">
      <style:text-properties officeooo:rsid="0019a260"/>
    </style:style>
    <style:style style:name="T35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808080" loext:opacity="100%" style:font-name="Times New Roman" fo:font-size="10pt" fo:language="en" fo:country="US" fo:font-style="normal" fo:font-weight="normal" style:font-name-asian="Times New Roman1" style:font-size-asian="10pt" style:font-style-asian="normal" style:font-weight-asian="normal" style:font-name-complex="Times New Roman1"/>
    </style:style>
    <style:style style:name="T37" style:family="text">
      <style:text-properties fo:color="#808080" loext:opacity="100%" style:font-name="Times New Roman" fo:font-size="10pt" fo:font-style="normal" fo:font-weight="normal" style:font-name-asian="Times New Roman1" style:font-size-asian="10pt" style:font-style-asian="normal" style:font-weight-asian="normal" style:font-name-complex="Times New Roman1"/>
    </style:style>
    <style:style style:name="T38" style:family="text">
      <style:text-properties officeooo:rsid="0019da61"/>
    </style:style>
    <style:style style:name="T39" style:family="text">
      <style:text-properties officeooo:rsid="001a8fcc"/>
    </style:style>
    <style:style style:name="T40" style:family="text">
      <style:text-properties officeooo:rsid="001a8fcc"/>
    </style:style>
    <style:style style:name="T4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 style:font-size-complex="14pt" style:font-weight-complex="bold"/>
    </style:style>
    <style:style style:name="T4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6a8759" loext:opacity="100%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50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52" style:family="text">
      <style:text-properties fo:color="#629755" loext:opacity="100%" style:font-name="JetBrains Mono" fo:font-size="10pt" fo:font-style="italic" fo:font-weight="bold" style:font-size-asian="10pt" style:font-style-asian="italic" style:font-weight-asian="bold"/>
    </style:style>
    <style:style style:name="T5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Министерство образования Российской Федерации</text:span></text:p>
      <text:p text:style-name="P6"/>
      <text:p text:style-name="P5"><text:span text:style-name="T2">МОСКОВСКИЙ ГОСУДАРСТВЕННЫЙ ТЕХНИЧЕСКИЙ УНИВЕРСИТЕТ</text:span></text:p>
      <text:p text:style-name="P5"><text:span text:style-name="T2">им. Н.Э. Баумана</text:span></text:p>
      <text:p text:style-name="P8"/>
      <text:p text:style-name="P5"><text:span text:style-name="T6">Факультет: Информатика и системы управления</text:span></text:p>
      <text:p text:style-name="P5"><text:span text:style-name="T6">Кафедра: Информационная безопасность (ИУ8)</text:span></text:p>
      <text:p text:style-name="P10"/>
      <text:p text:style-name="P10"/>
      <text:p text:style-name="P5"><text:span text:style-name="T2">ТЕОРИЯ ПРИНЯТИЯ РЕШЕНИЙ В УСЛОВИЯХ ИНФОРМАЦИОННЫХ КОНФЛИКТОВ</text:span></text:p>
      <text:p text:style-name="P8"/>
      <text:p text:style-name="P5"><text:span text:style-name="T2">Лабораторная работа №2 на тему:</text:span></text:p>
      <text:p text:style-name="P5"><text:span text:style-name="T3">«Формулировка и решение двойственной ЗЛП»</text:span></text:p>
      <text:p text:style-name="P8"/>
      <text:p text:style-name="P8"/>
      <text:p text:style-name="P5">Вариант <text:span text:style-name="T32">3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5"><text:span text:style-name="T1"><text:s text:c="130"/>Преподаватель:</text:span></text:p>
      <text:p text:style-name="P5"><text:span text:style-name="T6"><text:s text:c="125"/>Коннова Н.С. <text:s text:c="6"/></text:span></text:p>
      <text:p text:style-name="P5"><text:span text:style-name="T6"><text:s text:c="52"/></text:span></text:p>
      <text:p text:style-name="P5"><text:span text:style-name="T1"><text:s text:c="118"/>Студент:</text:span></text:p>
      <text:p text:style-name="P5"><text:span text:style-name="T1"><text:s text:c="52"/></text:span><text:s text:c="71"/>Андреев <text:span text:style-name="T32">Г</text:span>.С.</text:p>
      <text:p text:style-name="P5"><text:span text:style-name="T2"><text:s text:c="44"/></text:span></text:p>
      <text:p text:style-name="P5"><text:span text:style-name="T1"><text:s text:c="117"/>Группа:</text:span></text:p>
      <text:p text:style-name="P5"><text:span text:style-name="T1"><text:s text:c="115"/></text:span><text:span text:style-name="T6">ИУ8-71</text:span></text:p>
      <text:p text:style-name="P11"/>
      <text:p text:style-name="P5"><text:span text:style-name="T2"><text:s text:c="3"/></text:span></text:p>
      <text:p text:style-name="P8"/>
      <text:p text:style-name="P8"/>
      <text:p text:style-name="P5"><text:span text:style-name="T7">Москва 2021</text:span></text:p>
      <text:p text:style-name="Standard"/>
      <text:p text:style-name="P12"><text:span text:style-name="T8">Цель работы</text:span></text:p>
      <text:p text:style-name="Standard_20__28_user_29_"><text:span text:style-name="T10">Научиться по прямой задаче ЛП формулировать и решать соответствующую двойственную задачу.</text:span></text:p>
      <text:p text:style-name="P13"/>
      <text:p text:style-name="Standard_20__28_user_29_"><text:span text:style-name="T8">Постановка задачи</text:span></text:p>
      <text:p text:style-name="P28"><text:span text:style-name="T10">Пусть исходная ПЗ ЛП имеет вид:</text:span></text:p>
      <text:p text:style-name="P29"><draw:frame draw:style-name="fr2" draw:name="Object12" text:anchor-type="as-char" svg:width="0.9654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><draw:frame draw:style-name="fr2" draw:name="Object13" text:anchor-type="as-char" svg:width="0.4772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9"><draw:frame draw:style-name="fr2" draw:name="Object14" text:anchor-type="as-char" svg:width="0.3457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8"><text:span text:style-name="T10">Здесь </text:span><draw:frame draw:style-name="fr2" draw:name="Object15" text:anchor-type="as-char" svg:width="0.961in" svg:height="0.2602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0"><text:s/>– вектор решения;</text:span></text:p>
      <text:p text:style-name="P34"><text:span text:style-name="T10"><draw:frame draw:style-name="fr1" draw:name="Object1" text:anchor-type="as-char" svg:y="-0.1484in" svg:width="0.8256in" svg:height="0.18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0"><text:s/>– вектор коэффициентов </text:span><text:span text:style-name="T14">целевой функции </text:span><text:span text:style-name="T10">(ЦФ) </text:span><text:span text:style-name="T15">F</text:span><text:span text:style-name="T10">;</text:span></text:p>
      <text:p text:style-name="P28"><text:span text:style-name="T10"><draw:frame draw:style-name="fr1" draw:name="Object2" text:anchor-type="as-char" svg:y="-0.3429in" svg:width="0.8882in" svg:height="0.627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0"><text:s/>– матрица системы ограничений;</text:span></text:p>
      <text:p text:style-name="P28"><text:span text:style-name="T10"><draw:frame draw:style-name="fr1" draw:name="Object3" text:anchor-type="as-char" svg:y="-0.1484in" svg:width="0.8398in" svg:height="0.189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0"><text:s/>– вектор правой части системы ограничений.</text:span></text:p>
      <text:p text:style-name="P28"><text:span text:style-name="T10">Требуется по ПЗ ЛП сформулировать ДЗ ЛП и решить ее симплекс-методом аналогично тому, как это сделано в лабораторной работе №1, представив все промежуточные преобразования симплекс-таблиц. Получив оптимальное решение, необходимо проверить его на согласованность с принципом двойственности и осуществить подстановку.</text:span></text:p>
      <text:p text:style-name="P13"/>
      <text:p text:style-name="Standard_20__28_user_29_"><text:span text:style-name="T8">Решение исходной ПЗ ЛП симплекс-методом</text:span></text:p>
      <text:p text:style-name="Standard_20__28_user_29_"><text:span text:style-name="T10">Оптимальная симплекс-таблица ПЗ ЛП: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2">S0</text:p>
          </table:table-cell>
          <table:table-cell table:style-name="Table1.A1" office:value-type="string">
            <text:p text:style-name="P14"><text:span text:style-name="T18">X</text:span>4</text:p>
          </table:table-cell>
          <table:table-cell table:style-name="Table1.A1" office:value-type="string">
            <text:p text:style-name="P14"><text:span text:style-name="T18">X6</text:span></text:p>
          </table:table-cell>
          <table:table-cell table:style-name="Table1.A1" office:value-type="string">
            <text:p text:style-name="P22">X3</text:p>
          </table:table-cell>
        </table:table-row>
        <table:table-row table:style-name="Table1.2">
          <table:table-cell table:style-name="Table1.A1" office:value-type="string">
            <text:p text:style-name="P14"><text:span text:style-name="T18">X</text:span>1</text:p>
          </table:table-cell>
          <table:table-cell table:style-name="Table1.A1" office:value-type="string">
            <text:p text:style-name="P1">0.<text:span text:style-name="T33">5</text:span></text:p>
          </table:table-cell>
          <table:table-cell table:style-name="Table1.A1" office:value-type="string">
            <text:p text:style-name="P19">1.75</text:p>
          </table:table-cell>
          <table:table-cell table:style-name="Table1.A1" office:value-type="string">
            <text:p text:style-name="P36">-0.<text:span text:style-name="T33">25</text:span></text:p>
          </table:table-cell>
          <table:table-cell table:style-name="Table1.A1" office:value-type="string">
            <text:p text:style-name="P37">-<text:span text:style-name="T33">1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8">X5</text:span></text:p>
          </table:table-cell>
          <table:table-cell table:style-name="Table1.A1" office:value-type="string">
            <text:p text:style-name="P39">3</text:p>
          </table:table-cell>
          <table:table-cell table:style-name="Table1.A1" office:value-type="string">
            <text:p text:style-name="P39">0.5</text:p>
          </table:table-cell>
          <table:table-cell table:style-name="Table1.A1" office:value-type="string">
            <text:p text:style-name="P39">0.5</text:p>
          </table:table-cell>
          <table:table-cell table:style-name="Table1.A1" office:value-type="string">
            <text:p text:style-name="P39">0</text:p>
          </table:table-cell>
        </table:table-row>
        <table:table-row table:style-name="Table1.1">
          <table:table-cell table:style-name="Table1.A1" office:value-type="string">
            <text:p text:style-name="P22">X2</text:p>
          </table:table-cell>
          <table:table-cell table:style-name="Table1.A1" office:value-type="string">
            <text:p text:style-name="P39"><text:span text:style-name="T23">0.5</text:span></text:p>
          </table:table-cell>
          <table:table-cell table:style-name="Table1.A1" office:value-type="string">
            <text:p text:style-name="P36"><text:span text:style-name="T23">-0</text:span><text:span text:style-name="T23">.</text:span><text:span text:style-name="T25">25</text:span></text:p>
          </table:table-cell>
          <table:table-cell table:style-name="Table1.A1" office:value-type="string">
            <text:p text:style-name="P38"><text:span text:style-name="T23">-0.</text:span><text:span text:style-name="T25">25</text:span></text:p>
          </table:table-cell>
          <table:table-cell table:style-name="Table1.A1" office:value-type="string">
            <text:p text:style-name="P39"><text:span text:style-name="T23">1</text:span></text:p>
          </table:table-cell>
        </table:table-row>
        <table:table-row table:style-name="Table1.1">
          <table:table-cell table:style-name="Table1.A1" office:value-type="string">
            <text:p text:style-name="P22">F</text:p>
          </table:table-cell>
          <table:table-cell table:style-name="Table1.A1" office:value-type="string">
            <text:p text:style-name="P39">25.5</text:p>
          </table:table-cell>
          <table:table-cell table:style-name="Table1.A1" office:value-type="string">
            <text:p text:style-name="P39">1.25</text:p>
          </table:table-cell>
          <table:table-cell table:style-name="Table1.A1" office:value-type="string">
            <text:p text:style-name="P38"><text:span text:style-name="T33">3</text:span>.<text:span text:style-name="T33">25</text:span></text:p>
          </table:table-cell>
          <table:table-cell table:style-name="Table1.A1" office:value-type="string">
            <text:p text:style-name="P39">3</text:p>
          </table:table-cell>
        </table:table-row>
      </table:table>
      <text:p text:style-name="Standard_20__28_user_29_"><text:span text:style-name="T10">Результат:</text:span></text:p>
      <text:p text:style-name="Standard_20__28_user_29_"><text:span text:style-name="T10"><text:s/></text:span><text:span text:style-name="T10"><draw:frame draw:style-name="fr1" draw:name="Object4" text:anchor-type="as-char" svg:y="-0.339in" svg:width="0.5717in" svg:height="0.6429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Standard_20__28_user_29_"><text:span text:style-name="T10"><draw:frame draw:style-name="fr1" draw:name="Object5" text:anchor-type="as-char" svg:y="-0.152in" svg:width="1.3453in" svg:height="0.2134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Standard_20__28_user_29_"><text:soft-page-break/><text:span text:style-name="T8">Каноническая форма записи </text:span><text:span text:style-name="T9">двойственной</text:span><text:span text:style-name="T8"> задачи ЛП</text:span></text:p>
      <text:p text:style-name="P28"><text:span text:style-name="T10">Используя фиктивные переменные </text:span><text:span text:style-name="T15">x</text:span><text:span text:style-name="T26">4</text:span><text:span text:style-name="T10">, </text:span><text:span text:style-name="T15">x</text:span><text:span text:style-name="T26">5</text:span><text:span text:style-name="T10">, </text:span><text:span text:style-name="T15">x</text:span><text:span text:style-name="T26">6 </text:span><text:span text:style-name="T10">приведем исходную задачу к каноническому виду</text:span></text:p>
      <text:p text:style-name="P31"><text:span text:style-name="T10"><draw:frame draw:style-name="fr1" draw:name="Object10" text:anchor-type="as-char" svg:y="-0.1484in" svg:width="0.8346in" svg:height="0.189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0"><text:s/>– вектор коэффициентов </text:span><text:span text:style-name="T14">целевой функции </text:span><text:span text:style-name="T10">(ЦФ) </text:span><text:span text:style-name="T15">F</text:span><text:span text:style-name="T10">;</text:span></text:p>
      <text:p text:style-name="P31"><text:span text:style-name="T10"><draw:frame draw:style-name="fr1" draw:name="Object11" text:anchor-type="as-char" svg:y="-0.3429in" svg:width="0.8846in" svg:height="0.627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0"><text:s/>– матрица системы ограничений;</text:span></text:p>
      <text:p text:style-name="P31"><text:span text:style-name="T10"><draw:frame draw:style-name="fr1" draw:name="Object9" text:anchor-type="as-char" svg:y="-0.1484in" svg:width="0.8307in" svg:height="0.18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0"><text:s/>– вектор правой части системы ограничений.</text:span></text:p>
      <text:p text:style-name="P29"><draw:frame draw:style-name="fr1" draw:name="Object6" text:anchor-type="as-char" svg:y="-0.1484in" svg:width="1.7154in" svg:height="0.2091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0"><text:span text:style-name="T10"><draw:frame draw:style-name="fr1" draw:name="Object8" text:anchor-type="as-char" svg:y="-0.3717in" svg:width="1.3874in" svg:height="0.7091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0"><text:span text:style-name="T10"><draw:frame draw:style-name="fr1" draw:name="Object7" text:anchor-type="as-char" svg:y="-0.1484in" svg:width="0.4402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Standard_20__28_user_29_"><text:span text:style-name="T8">Исходная симплекс таблица</text:span></text:p>
      <text:p text:style-name="P13"/>
      <table:table table:name="Table2" table:style-name="Table2">
        <table:table-column table:style-name="Table2.A"/>
        <table:table-column table:style-name="Table2.B" table:number-columns-repeated="4"/>
        <table:table-row table:style-name="Table2.1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22">S0</text:p>
          </table:table-cell>
          <table:table-cell table:style-name="Table2.A1" office:value-type="string">
            <text:p text:style-name="P22">Y1</text:p>
          </table:table-cell>
          <table:table-cell table:style-name="Table2.A1" office:value-type="string">
            <text:p text:style-name="P22">Y2</text:p>
          </table:table-cell>
          <table:table-cell table:style-name="Table2.A1" office:value-type="string">
            <text:p text:style-name="P22">Y3</text:p>
          </table:table-cell>
        </table:table-row>
        <table:table-row table:style-name="Table2.2">
          <table:table-cell table:style-name="Table2.A1" office:value-type="string">
            <text:p text:style-name="P22">Y4</text:p>
          </table:table-cell>
          <table:table-cell table:style-name="Table2.A1" office:value-type="string">
            <text:p text:style-name="P22">-2</text:p>
          </table:table-cell>
          <table:table-cell table:style-name="Table2.A1" office:value-type="string">
            <text:p text:style-name="P23">-<text:span text:style-name="T34">2</text:span></text:p>
          </table:table-cell>
          <table:table-cell table:style-name="Table2.A1" office:value-type="string">
            <text:p text:style-name="P22">-1</text:p>
          </table:table-cell>
          <table:table-cell table:style-name="Table2.A1" office:value-type="string">
            <text:p text:style-name="P22">0</text:p>
          </table:table-cell>
        </table:table-row>
        <table:table-row table:style-name="Table2.1">
          <table:table-cell table:style-name="Table2.A1" office:value-type="string">
            <text:p text:style-name="P22">Y5</text:p>
          </table:table-cell>
          <table:table-cell table:style-name="Table2.A1" office:value-type="string">
            <text:p text:style-name="P22">-<text:span text:style-name="T34">8</text:span></text:p>
          </table:table-cell>
          <table:table-cell table:style-name="Table2.A1" office:value-type="string">
            <text:p text:style-name="P22">-1</text:p>
          </table:table-cell>
          <table:table-cell table:style-name="Table2.A1" office:value-type="string">
            <text:p text:style-name="P23">-2</text:p>
          </table:table-cell>
          <table:table-cell table:style-name="Table2.A1" office:value-type="string">
            <text:p text:style-name="P22">-0.5</text:p>
          </table:table-cell>
        </table:table-row>
        <table:table-row table:style-name="Table2.1">
          <table:table-cell table:style-name="Table2.A1" office:value-type="string">
            <text:p text:style-name="P22">Y6</text:p>
          </table:table-cell>
          <table:table-cell table:style-name="Table2.A1" office:value-type="string">
            <text:p text:style-name="P23">-<text:span text:style-name="T34">3</text:span></text:p>
          </table:table-cell>
          <table:table-cell table:style-name="Table2.A1" office:value-type="string">
            <text:p text:style-name="P22">-1</text:p>
          </table:table-cell>
          <table:table-cell table:style-name="Table2.A1" office:value-type="string">
            <text:p text:style-name="P22">0</text:p>
          </table:table-cell>
          <table:table-cell table:style-name="Table2.A1" office:value-type="string">
            <text:p text:style-name="P22">-1</text:p>
          </table:table-cell>
        </table:table-row>
        <table:table-row table:style-name="Table2.1">
          <table:table-cell table:style-name="Table2.A1" office:value-type="string">
            <text:p text:style-name="P22">F</text:p>
          </table:table-cell>
          <table:table-cell table:style-name="Table2.A1" office:value-type="string">
            <text:p text:style-name="P22">0</text:p>
          </table:table-cell>
          <table:table-cell table:style-name="Table2.A1" office:value-type="string">
            <text:p text:style-name="P23">-<text:span text:style-name="T34">4</text:span></text:p>
          </table:table-cell>
          <table:table-cell table:style-name="Table2.A1" office:value-type="string">
            <text:p text:style-name="P23">-<text:span text:style-name="T34">6</text:span></text:p>
          </table:table-cell>
          <table:table-cell table:style-name="Table2.A1" office:value-type="string">
            <text:p text:style-name="P23">-<text:span text:style-name="T34">2</text:span></text:p>
          </table:table-cell>
        </table:table-row>
      </table:table>
      <text:p text:style-name="P28"><text:span text:style-name="T8">Промежуточные симплекс таблицы</text:span></text:p>
      <text:p text:style-name="P28"><text:span text:style-name="T10">Найдем опорное решение:</text:span></text:p>
      <text:list xml:id="list2808041688" text:style-name="WWNum2">
        <text:list-item>
          <text:p text:style-name="P32"><text:span text:style-name="T10">Индекс разрешающего элемента (0,</text:span><text:span text:style-name="T15"> 2):</text:span></text:p>
        </text:list-item>
      </text:list>
      <table:table table:name="Table3" table:style-name="Table3">
        <table:table-column table:style-name="Table3.A"/>
        <table:table-column table:style-name="Table3.B" table:number-columns-repeated="4"/>
        <table:table-row table:style-name="Table3.1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2">S0</text:p>
          </table:table-cell>
          <table:table-cell table:style-name="Table3.A1" office:value-type="string">
            <text:p text:style-name="P14"><text:span text:style-name="T18">Y1</text:span></text:p>
          </table:table-cell>
          <table:table-cell table:style-name="Table3.A1" office:value-type="string">
            <text:p text:style-name="P22">Y4</text:p>
          </table:table-cell>
          <table:table-cell table:style-name="Table3.A1" office:value-type="string">
            <text:p text:style-name="P22">Y3</text:p>
          </table:table-cell>
        </table:table-row>
        <table:table-row table:style-name="Table3.2">
          <table:table-cell table:style-name="Table3.A1" office:value-type="string">
            <text:p text:style-name="P22">Y2</text:p>
          </table:table-cell>
          <table:table-cell table:style-name="Table3.A1" office:value-type="string">
            <text:p text:style-name="P22">2</text:p>
          </table:table-cell>
          <table:table-cell table:style-name="Table3.A1" office:value-type="string">
            <text:p text:style-name="P25">2</text:p>
          </table:table-cell>
          <table:table-cell table:style-name="Table3.A1" office:value-type="string">
            <text:p text:style-name="P23">-1</text:p>
          </table:table-cell>
          <table:table-cell table:style-name="Table3.A1" office:value-type="string">
            <text:p text:style-name="P15">0</text:p>
          </table:table-cell>
        </table:table-row>
        <table:table-row table:style-name="Table3.1">
          <table:table-cell table:style-name="Table3.A1" office:value-type="string">
            <text:p text:style-name="P22">Y5</text:p>
          </table:table-cell>
          <table:table-cell table:style-name="Table3.A1" office:value-type="string">
            <text:p text:style-name="P23">-<text:span text:style-name="T38">4</text:span></text:p>
          </table:table-cell>
          <table:table-cell table:style-name="Table3.A1" office:value-type="string">
            <text:p text:style-name="P25">3</text:p>
          </table:table-cell>
          <table:table-cell table:style-name="Table3.A1" office:value-type="string">
            <text:p text:style-name="P23">-2</text:p>
          </table:table-cell>
          <table:table-cell table:style-name="Table3.A1" office:value-type="string">
            <text:p text:style-name="P23">-0.5</text:p>
          </table:table-cell>
        </table:table-row>
        <table:table-row table:style-name="Table3.1">
          <table:table-cell table:style-name="Table3.A1" office:value-type="string">
            <text:p text:style-name="P14"><text:span text:style-name="T18">Y6</text:span></text:p>
          </table:table-cell>
          <table:table-cell table:style-name="Table3.A1" office:value-type="string">
            <text:p text:style-name="P23">-<text:span text:style-name="T38">3</text:span></text:p>
          </table:table-cell>
          <table:table-cell table:style-name="Table3.A1" office:value-type="string">
            <text:p text:style-name="P23">-1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-1</text:p>
          </table:table-cell>
        </table:table-row>
        <table:table-row table:style-name="Table3.1">
          <table:table-cell table:style-name="Table3.A1" office:value-type="string">
            <text:p text:style-name="P22">F</text:p>
          </table:table-cell>
          <table:table-cell table:style-name="Table3.A1" office:value-type="string">
            <text:p text:style-name="P15">1<text:span text:style-name="T38">2</text:span></text:p>
          </table:table-cell>
          <table:table-cell table:style-name="Table3.A1" office:value-type="string">
            <text:p text:style-name="P25">8</text:p>
          </table:table-cell>
          <table:table-cell table:style-name="Table3.A1" office:value-type="string">
            <text:p text:style-name="P23">-<text:span text:style-name="T38">6</text:span></text:p>
          </table:table-cell>
          <table:table-cell table:style-name="Table3.A1" office:value-type="string">
            <text:p text:style-name="P23">-<text:span text:style-name="T38">2</text:span></text:p>
          </table:table-cell>
        </table:table-row>
      </table:table>
      <text:p text:style-name="P16"/>
      <text:list xml:id="list184115104491825" text:continue-numbering="true" text:style-name="WWNum2">
        <text:list-item>
          <text:p text:style-name="P32"><text:span text:style-name="T10">Индекс разрешающего элемента (</text:span><text:span text:style-name="T11">2</text:span><text:span text:style-name="T10">, 3):</text:span></text:p>
        </text:list-item>
      </text:list>
      <table:table table:name="Table4" table:style-name="Table4">
        <table:table-column table:style-name="Table4.A"/>
        <table:table-column table:style-name="Table4.B" table:number-columns-repeated="4"/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22">S0</text:p>
          </table:table-cell>
          <table:table-cell table:style-name="Table4.A1" office:value-type="string">
            <text:p text:style-name="P22">Y1</text:p>
          </table:table-cell>
          <table:table-cell table:style-name="Table4.A1" office:value-type="string">
            <text:p text:style-name="P22">Y4</text:p>
          </table:table-cell>
          <table:table-cell table:style-name="Table4.A1" office:value-type="string">
            <text:p text:style-name="P22">Y<text:span text:style-name="T39">6</text:span></text:p>
          </table:table-cell>
        </table:table-row>
        <table:table-row table:style-name="Table4.2">
          <table:table-cell table:style-name="Table4.A1" office:value-type="string">
            <text:p text:style-name="P14"><text:span text:style-name="T18">Y2</text:span></text:p>
          </table:table-cell>
          <table:table-cell table:style-name="Table4.A1" office:value-type="string">
            <text:p text:style-name="P14">2</text:p>
          </table:table-cell>
          <table:table-cell table:style-name="Table4.A1" office:value-type="string">
            <text:p text:style-name="P25">2</text:p>
          </table:table-cell>
          <table:table-cell table:style-name="Table4.A1" office:value-type="string">
            <text:p text:style-name="P15">-1</text:p>
          </table:table-cell>
          <table:table-cell table:style-name="Table4.A1" office:value-type="string">
            <text:p text:style-name="P14">0</text:p>
          </table:table-cell>
        </table:table-row>
        <table:table-row table:style-name="Table4.1">
          <table:table-cell table:style-name="Table4.A1" office:value-type="string">
            <text:p text:style-name="P22">Y<text:span text:style-name="T39">5</text:span></text:p>
          </table:table-cell>
          <table:table-cell table:style-name="Table4.A1" office:value-type="string">
            <text:p text:style-name="P23">-<text:span text:style-name="T38">2.5</text:span></text:p>
          </table:table-cell>
          <table:table-cell table:style-name="Table4.A1" office:value-type="string">
            <text:p text:style-name="P23"><text:span text:style-name="T38">3.5</text:span></text:p>
          </table:table-cell>
          <table:table-cell table:style-name="Table4.A1" office:value-type="string">
            <text:p text:style-name="P23">-<text:span text:style-name="T38">2</text:span></text:p>
          </table:table-cell>
          <table:table-cell table:style-name="Table4.A1" office:value-type="string">
            <text:p text:style-name="P15">-<text:span text:style-name="T38">0.5</text:span></text:p>
          </table:table-cell>
        </table:table-row>
        <table:table-row table:style-name="Table4.1">
          <table:table-cell table:style-name="Table4.A1" office:value-type="string">
            <text:p text:style-name="P14"><text:span text:style-name="T18">Y</text:span><text:span text:style-name="T19">3</text:span></text:p>
          </table:table-cell>
          <table:table-cell table:style-name="Table4.A1" office:value-type="string">
            <text:p text:style-name="P15">3</text:p>
          </table:table-cell>
          <table:table-cell table:style-name="Table4.A1" office:value-type="string">
            <text:p text:style-name="P23">1</text:p>
          </table:table-cell>
          <table:table-cell table:style-name="Table4.A1" office:value-type="string">
            <text:p text:style-name="P25">0</text:p>
          </table:table-cell>
          <table:table-cell table:style-name="Table4.A1" office:value-type="string">
            <text:p text:style-name="P15">-<text:span text:style-name="T38">1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22">F</text:p>
          </table:table-cell>
          <table:table-cell table:style-name="Table4.A1" office:value-type="string">
            <text:p text:style-name="P20">18</text:p>
          </table:table-cell>
          <table:table-cell table:style-name="Table4.A1" office:value-type="string">
            <text:p text:style-name="P23">1<text:span text:style-name="T38">0</text:span></text:p>
          </table:table-cell>
          <table:table-cell table:style-name="Table4.A1" office:value-type="string">
            <text:p text:style-name="P23">-<text:span text:style-name="T38">6</text:span></text:p>
          </table:table-cell>
          <table:table-cell table:style-name="Table4.A1" office:value-type="string">
            <text:p text:style-name="P23">-2</text:p>
          </table:table-cell>
        </table:table-row>
      </table:table>
      <text:p text:style-name="P17"/>
      <text:list xml:id="list184116695087755" text:continue-numbering="true" text:style-name="WWNum2">
        <text:list-item>
          <text:p text:style-name="P32"><text:span text:style-name="T10">Индекс разрешающего элемента (</text:span><text:span text:style-name="T12">1</text:span><text:span text:style-name="T10">, 3):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22">S0</text:p>
          </table:table-cell>
          <table:table-cell table:style-name="Table5.A1" office:value-type="string">
            <text:p text:style-name="P14"><text:span text:style-name="T18">Y1</text:span></text:p>
          </table:table-cell>
          <table:table-cell table:style-name="Table5.A1" office:value-type="string">
            <text:p text:style-name="P14">Y4</text:p>
          </table:table-cell>
          <table:table-cell table:style-name="Table5.A1" office:value-type="string">
            <text:p text:style-name="P22">Y<text:span text:style-name="T39">5</text:span></text:p>
          </table:table-cell>
        </table:table-row>
        <table:table-row table:style-name="Table5.2">
          <table:table-cell table:style-name="Table5.A1" office:value-type="string">
            <text:p text:style-name="P14">Y2</text:p>
          </table:table-cell>
          <table:table-cell table:style-name="Table5.A1" office:value-type="string">
            <text:p text:style-name="P2">2</text:p>
          </table:table-cell>
          <table:table-cell table:style-name="Table5.A1" office:value-type="string">
            <text:p text:style-name="P26">2</text:p>
          </table:table-cell>
          <table:table-cell table:style-name="Table5.A1" office:value-type="string">
            <text:p text:style-name="P37">-1</text:p>
          </table:table-cell>
          <table:table-cell table:style-name="Table5.A1" office:value-type="string">
            <text:p text:style-name="P23">0</text:p>
          </table:table-cell>
        </table:table-row>
        <table:table-row table:style-name="Table5.1">
          <table:table-cell table:style-name="Table5.A1" office:value-type="string">
            <text:p text:style-name="P14">Y<text:span text:style-name="T39">6</text:span></text:p>
          </table:table-cell>
          <table:table-cell table:style-name="Table5.A1" office:value-type="string">
            <text:p text:style-name="P40">5</text:p>
          </table:table-cell>
          <table:table-cell table:style-name="Table5.A1" office:value-type="string">
            <text:p text:style-name="P37">-<text:span text:style-name="T39">7</text:span></text:p>
          </table:table-cell>
          <table:table-cell table:style-name="Table5.A1" office:value-type="string">
            <text:p text:style-name="P41"><text:span text:style-name="T39">4</text:span></text:p>
          </table:table-cell>
          <table:table-cell table:style-name="Table5.A1" office:value-type="string">
            <text:p text:style-name="P37">-<text:span text:style-name="T39">2</text:span></text:p>
          </table:table-cell>
        </table:table-row>
        <table:table-row table:style-name="Table5.1">
          <table:table-cell table:style-name="Table5.A1" office:value-type="string">
            <text:p text:style-name="P22">Y<text:span text:style-name="T39">3</text:span></text:p>
          </table:table-cell>
          <table:table-cell table:style-name="Table5.A1" office:value-type="string">
            <text:p text:style-name="P40">8</text:p>
          </table:table-cell>
          <table:table-cell table:style-name="Table5.A1" office:value-type="string">
            <text:p text:style-name="P23">-<text:span text:style-name="T39">6</text:span></text:p>
          </table:table-cell>
          <table:table-cell table:style-name="Table5.A1" office:value-type="string">
            <text:p text:style-name="P40">4</text:p>
          </table:table-cell>
          <table:table-cell table:style-name="Table5.A1" office:value-type="string">
            <text:p text:style-name="P23">-<text:span text:style-name="T39">2</text:span></text:p>
          </table:table-cell>
        </table:table-row>
        <table:table-row table:style-name="Table5.1">
          <table:table-cell table:style-name="Table5.A1" office:value-type="string">
            <text:p text:style-name="P22">F</text:p>
          </table:table-cell>
          <table:table-cell table:style-name="Table5.A1" office:value-type="string">
            <text:p text:style-name="P37">2<text:span text:style-name="T39">8</text:span></text:p>
          </table:table-cell>
          <table:table-cell table:style-name="Table5.A1" office:value-type="string">
            <text:p text:style-name="P15">-<text:span text:style-name="T39">4</text:span></text:p>
          </table:table-cell>
          <table:table-cell table:style-name="Table5.A1" office:value-type="string">
            <text:p text:style-name="P21">2</text:p>
          </table:table-cell>
          <table:table-cell table:style-name="Table5.A1" office:value-type="string">
            <text:p text:style-name="P15">-<text:span text:style-name="T39">4</text:span></text:p>
          </table:table-cell>
        </table:table-row>
      </table:table>
      <text:p text:style-name="P17"/>
      <text:p text:style-name="P7"><text:span text:style-name="T10">Опорное решение найдено. Найдем оптимальное решение:</text:span></text:p>
      <text:list xml:id="list2753918602" text:style-name="WWNum1">
        <text:list-item>
          <text:p text:style-name="P33"><text:span text:style-name="T10">Индекс разрешающего элемента (</text:span><text:span text:style-name="T12">1</text:span><text:span text:style-name="T10">,</text:span><text:span text:style-name="T15"> </text:span><text:span text:style-name="T16">2</text:span><text:span text:style-name="T15">)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22">S0</text:p>
          </table:table-cell>
          <table:table-cell table:style-name="Table6.A1" office:value-type="string">
            <text:p text:style-name="P14"><text:span text:style-name="T18">Y5</text:span></text:p>
          </table:table-cell>
          <table:table-cell table:style-name="Table6.A1" office:value-type="string">
            <text:p text:style-name="P22">Y4</text:p>
          </table:table-cell>
          <table:table-cell table:style-name="Table6.A1" office:value-type="string">
            <text:p text:style-name="P22">Y6</text:p>
          </table:table-cell>
        </table:table-row>
        <table:table-row table:style-name="Table6.2">
          <table:table-cell table:style-name="Table6.A1" office:value-type="string">
            <text:p text:style-name="P22">Y2</text:p>
          </table:table-cell>
          <table:table-cell table:style-name="Table6.A1" office:value-type="string">
            <text:p text:style-name="P27">3.25</text:p>
          </table:table-cell>
          <table:table-cell table:style-name="Table6.A1" office:value-type="string">
            <text:p text:style-name="P26">0.25</text:p>
          </table:table-cell>
          <table:table-cell table:style-name="Table6.A1" office:value-type="string">
            <text:p text:style-name="P26">0.25</text:p>
          </table:table-cell>
          <table:table-cell table:style-name="Table6.A1" office:value-type="string">
            <text:p text:style-name="P15">-<text:span text:style-name="T39">0.5</text:span></text:p>
          </table:table-cell>
        </table:table-row>
        <table:table-row table:style-name="Table6.1">
          <table:table-cell table:style-name="Table6.A1" office:value-type="string">
            <text:p text:style-name="P22">Y3</text:p>
          </table:table-cell>
          <table:table-cell table:style-name="Table6.A1" office:value-type="string">
            <text:p text:style-name="P26">1.25</text:p>
          </table:table-cell>
          <table:table-cell table:style-name="Table6.A1" office:value-type="string">
            <text:p text:style-name="P23">-<text:span text:style-name="T39">1.75</text:span></text:p>
          </table:table-cell>
          <table:table-cell table:style-name="Table6.A1" office:value-type="string">
            <text:p text:style-name="P24">0<text:span text:style-name="T39">.25</text:span></text:p>
          </table:table-cell>
          <table:table-cell table:style-name="Table6.A1" office:value-type="string">
            <text:p text:style-name="P23">-0.<text:span text:style-name="T39">5</text:span></text:p>
          </table:table-cell>
        </table:table-row>
        <table:table-row table:style-name="Table6.1">
          <table:table-cell table:style-name="Table6.A1" office:value-type="string">
            <text:p text:style-name="P14"><text:span text:style-name="T18">Y1</text:span></text:p>
          </table:table-cell>
          <table:table-cell table:style-name="Table6.A1" office:value-type="string">
            <text:p text:style-name="P26">3</text:p>
          </table:table-cell>
          <table:table-cell table:style-name="Table6.A1" office:value-type="string">
            <text:p text:style-name="P26">1</text:p>
          </table:table-cell>
          <table:table-cell table:style-name="Table6.A1" office:value-type="string">
            <text:p text:style-name="P23">-<text:span text:style-name="T39">1</text:span></text:p>
          </table:table-cell>
          <table:table-cell table:style-name="Table6.A1" office:value-type="string">
            <text:p text:style-name="P26">0</text:p>
          </table:table-cell>
        </table:table-row>
        <table:table-row table:style-name="Table6.1">
          <table:table-cell table:style-name="Table6.A1" office:value-type="string">
            <text:p text:style-name="P22">F</text:p>
          </table:table-cell>
          <table:table-cell table:style-name="Table6.A1" office:value-type="string">
            <text:p text:style-name="P21">25.5</text:p>
          </table:table-cell>
          <table:table-cell table:style-name="Table6.A1" office:value-type="string">
            <text:p text:style-name="P24">-<text:span text:style-name="T39">0.5</text:span></text:p>
          </table:table-cell>
          <table:table-cell table:style-name="Table6.A1" office:value-type="string">
            <text:p text:style-name="P23">-<text:span text:style-name="T39">0.5</text:span></text:p>
          </table:table-cell>
          <table:table-cell table:style-name="Table6.A1" office:value-type="string">
            <text:p text:style-name="P23">-<text:span text:style-name="T39">3</text:span></text:p>
          </table:table-cell>
        </table:table-row>
      </table:table>
      <text:p text:style-name="P18"/>
      <text:p text:style-name="P35"><text:span text:style-name="T10">Так как в последней строке нет положительных коэффициентов, кроме свободного члена, то данное решение является оптимальным: </text:span></text:p>
      <text:p text:style-name="P29"><text:span text:style-name="T10"><draw:frame draw:style-name="fr1" draw:name="Object16" text:anchor-type="as-char" svg:y="-0.3717in" svg:width="0.7398in" svg:height="0.7091in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9"><text:span text:style-name="T10"><draw:frame draw:style-name="fr1" draw:name="Object17" text:anchor-type="as-char" svg:y="-0.1484in" svg:width="0.6319in" svg:height="0.1839in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8"><text:span text:style-name="T8">Проверка</text:span></text:p>
      <text:p text:style-name="P28"><text:span text:style-name="T10">Подставив полученные значения, можно убедиться в правильности решения </text:span></text:p>
      <text:p text:style-name="P28"><text:span text:style-name="T22"><draw:frame draw:style-name="fr1" draw:name="Object18" text:anchor-type="as-char" svg:y="-0.152in" svg:width="2.5453in" svg:height="0.2134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2"><text:s/>– проверка значения целевой функции</text:span></text:p>
      <text:p text:style-name="P28"><text:span text:style-name="T8">Вывод</text:span></text:p>
      <text:p text:style-name="P28"><text:span text:style-name="T10">В ходе работы была изучена постановка обратной задачи линейного программирования и решение её симплекс-методом. Основная процедура которого заключается в заменах переменных базиса, что сводится к перерасчету коэффициентов в симплекс-таблицах, таким образом данная процедура легко формализуется для вычисления данного метода с помощью ЭВМ. </text:span></text:p>
      <text:p text:style-name="Standard"/>
      <text:p text:style-name="P12"><text:span text:style-name="T2">Листинг</text:span><text:span text:style-name="T5"> </text:span><text:span text:style-name="T2">программы</text:span></text:p>
      <text:p text:style-name="P9"/>
      <text:p text:style-name="P4"><text:span text:style-name="T42">import </text:span><text:span text:style-name="T43">sys</text:span><text:line-break/><text:span text:style-name="T41">import </text:span><text:span text:style-name="T43">yaml</text:span><text:line-break/><text:span text:style-name="T41">import </text:span><text:span text:style-name="T43">pydantic</text:span><text:line-break/><text:span text:style-name="T41">import </text:span><text:span text:style-name="T43">typing </text:span><text:span text:style-name="T41">as </text:span><text:span text:style-name="T43">t</text:span><text:line-break/><text:line-break/><text:line-break/><text:span text:style-name="T41">class </text:span><text:span text:style-name="T43">SimplexProblem(pydantic.BaseModel):</text:span><text:line-break/><text:span text:style-name="T43"> <text:s text:c="3"/>c: t.List[</text:span><text:span text:style-name="T44">float</text:span><text:span text:style-name="T43">]</text:span><text:line-break/><text:span text:style-name="T43"> <text:s text:c="3"/>A: t.List[t.List[</text:span><text:span text:style-name="T44">float</text:span><text:span text:style-name="T43">]]</text:span><text:line-break/><text:span text:style-name="T43"> <text:s text:c="3"/>b: t.List[</text:span><text:span text:style-name="T44">float</text:span><text:span text:style-name="T43">]</text:span><text:line-break/><text:line-break/><text:span text:style-name="T43"> <text:s text:c="3"/></text:span><text:span text:style-name="T45">@classmethod</text:span><text:line-break/><text:span text:style-name="T45"> <text:s text:c="3"/></text:span><text:span text:style-name="T41">def </text:span><text:span text:style-name="T46">from_yaml</text:span><text:span text:style-name="T43">(</text:span><text:span text:style-name="T47">cls</text:span><text:span text:style-name="T41">, </text:span><text:span text:style-name="T43">filename: </text:span><text:span text:style-name="T44">str</text:span><text:span text:style-name="T43">) -&gt; </text:span><text:span text:style-name="T48">"</text:span><text:span text:style-name="T49">SimplexProblem</text:span><text:span text:style-name="T48">"</text:span><text:span text:style-name="T43">:</text:span><text:line-break/><text:span text:style-name="T43"> <text:s text:c="7"/></text:span><text:span text:style-name="T41">with </text:span><text:span text:style-name="T44">open</text:span><text:span text:style-name="T43">(filename</text:span><text:span text:style-name="T41">, </text:span><text:span text:style-name="T48">"r"</text:span><text:span text:style-name="T43">) </text:span><text:span text:style-name="T41">as </text:span><text:span text:style-name="T43">f:</text:span><text:line-break/><text:span text:style-name="T43"> <text:s text:c="11"/>data = yaml.load(f</text:span><text:span text:style-name="T41">, </text:span><text:span text:style-name="T43">yaml.CLoader)</text:span><text:line-break/><text:span text:style-name="T43"> <text:s text:c="11"/>p = </text:span><text:span text:style-name="T47">cls</text:span><text:span text:style-name="T43">(**data)</text:span><text:line-break/><text:span text:style-name="T43"> <text:s text:c="11"/></text:span><text:span text:style-name="T41">return </text:span><text:span text:style-name="T43">p</text:span><text:line-break/><text:line-break/><text:line-break/><text:span text:style-name="T41">class </text:span><text:span text:style-name="T43">MinTowarding:</text:span><text:line-break/><text:span text:style-name="T43"> <text:s text:c="3"/></text:span><text:span text:style-name="T41">def </text:span><text:span text:style-name="T50">__str__</text:span><text:span text:style-name="T43">(</text:span><text:span text:style-name="T47">self</text:span><text:span text:style-name="T43">):</text:span><text:line-break/><text:span text:style-name="T43"> <text:s text:c="7"/></text:span><text:span text:style-name="T41">return </text:span><text:span text:style-name="T48">'min'</text:span><text:line-break/><text:line-break/><text:line-break/><text:span text:style-name="T41">class </text:span><text:span text:style-name="T43">MaxTowarding:</text:span><text:line-break/><text:span text:style-name="T43"> <text:s text:c="3"/></text:span><text:span text:style-name="T41">def </text:span><text:span text:style-name="T50">__str__</text:span><text:span text:style-name="T43">(</text:span><text:span text:style-name="T47">self</text:span><text:span text:style-name="T43">):</text:span><text:line-break/><text:span text:style-name="T43"> <text:s text:c="7"/></text:span><text:span text:style-name="T41">return </text:span><text:span text:style-name="T48">'max'</text:span><text:line-break/><text:line-break/><text:line-break/><text:span text:style-name="T41">def </text:span><text:span text:style-name="T46">print_separator</text:span><text:span text:style-name="T43">():</text:span><text:line-break/><text:span text:style-name="T43"> <text:s text:c="3"/></text:span><text:span text:style-name="T51">"""</text:span><text:line-break/><text:span text:style-name="T51"> <text:s text:c="3"/>Печать разделительной черты. Черта предназначена для того, чтобы</text:span><text:line-break/><text:span text:style-name="T51"> <text:s text:c="3"/>разделять логические части решения задачи симплекс-методом</text:span><text:line-break/><text:span text:style-name="T51"> <text:s text:c="3"/>"""</text:span><text:line-break/><text:span text:style-name="T51"> <text:s text:c="3"/></text:span><text:span text:style-name="T43">width = </text:span><text:span text:style-name="T53">40</text:span><text:line-break/><text:span text:style-name="T53"> <text:s text:c="3"/></text:span><text:span text:style-name="T44">print</text:span><text:span text:style-name="T43">()</text:span><text:line-break/><text:span text:style-name="T43"> <text:s text:c="3"/></text:span><text:span text:style-name="T44">print</text:span><text:span text:style-name="T43">(</text:span><text:span text:style-name="T48">'-' </text:span><text:span text:style-name="T43">* width)</text:span><text:line-break/><text:line-break/><text:line-break/><text:span text:style-name="T41">def </text:span><text:span text:style-name="T46">print_system</text:span><text:span text:style-name="T43">(c</text:span><text:span text:style-name="T41">, </text:span><text:span text:style-name="T43">A</text:span><text:span text:style-name="T41">, </text:span><text:span text:style-name="T43">b</text:span><text:span text:style-name="T41">, </text:span><text:span text:style-name="T43">towards_to</text:span><text:span text:style-name="T41">, </text:span><text:span text:style-name="T43">title):</text:span><text:line-break/><text:span text:style-name="T43"> <text:s text:c="3"/></text:span><text:span text:style-name="T51">"""</text:span><text:line-break/><text:span text:style-name="T51"> <text:s text:c="3"/>Печать задачи линейного программирования.</text:span><text:line-break/><text:span text:style-name="T51"> <text:s text:c="3"/></text:span><text:span text:style-name="T52">:param</text:span><text:span text:style-name="T51"> c: коэффициенты при линейной комбинации ЦФ</text:span><text:line-break/><text:span text:style-name="T51"> <text:s text:c="3"/></text:span><text:span text:style-name="T52">:param</text:span><text:span text:style-name="T51"> A: матрица ограничений</text:span><text:line-break/><text:span text:style-name="T51"> <text:s text:c="3"/></text:span><text:span text:style-name="T52">:param</text:span><text:span text:style-name="T51"> b: вектор ограничений</text:span><text:line-break/><text:span text:style-name="T51"> <text:s text:c="3"/></text:span><text:span text:style-name="T52">:param</text:span><text:span text:style-name="T51"> towards_to: то, к чему мы стремим значение ЦФ</text:span><text:line-break/><text:span text:style-name="T51"> <text:s text:c="3"/></text:span><text:span text:style-name="T52">:param</text:span><text:span text:style-name="T51"> title: информационное сообщение</text:span><text:line-break/><text:span text:style-name="T51"> <text:s text:c="3"/>"""</text:span><text:line-break/><text:line-break/><text:span text:style-name="T51"> <text:s text:c="3"/></text:span><text:span text:style-name="T41">def </text:span><text:span text:style-name="T46">format_value</text:span><text:span text:style-name="T43">(value</text:span><text:span text:style-name="T41">, </text:span><text:span text:style-name="T43">var_pos):</text:span><text:line-break/><text:span text:style-name="T43"> <text:s text:c="7"/></text:span><text:span text:style-name="T51">"""</text:span><text:line-break/><text:span text:style-name="T51"> <text:s text:c="7"/>Форматирование коэффициента систем</text:span><text:line-break/><text:span text:style-name="T51"> <text:s text:c="7"/></text:span><text:span text:style-name="T52">:param</text:span><text:span text:style-name="T51"> value: значение коэффициента</text:span><text:line-break/><text:span text:style-name="T51"> <text:s text:c="7"/></text:span><text:span text:style-name="T52">:param</text:span><text:span text:style-name="T51"> var_pos: порядковый номер переменной, которой пренадлежит этот коэффициент</text:span><text:line-break/><text:span text:style-name="T51"> <text:s text:c="7"/>"""</text:span><text:line-break/><text:span text:style-name="T51"> <text:s text:c="7"/></text:span><text:span text:style-name="T41">if </text:span><text:span text:style-name="T43">value &gt; </text:span><text:span text:style-name="T53">0</text:span><text:span text:style-name="T43">:</text:span><text:line-break/><text:soft-page-break/><text:span text:style-name="T43"> <text:s text:c="11"/></text:span><text:span text:style-name="T41">return </text:span><text:span text:style-name="T48">'+{:4} x_{}'</text:span><text:span text:style-name="T43">.format(value</text:span><text:span text:style-name="T41">, </text:span><text:span text:style-name="T43">var_pos + </text:span><text:span text:style-name="T53">1</text:span><text:span text:style-name="T43">)</text:span><text:line-break/><text:span text:style-name="T43"> <text:s text:c="7"/></text:span><text:span text:style-name="T41">elif </text:span><text:span text:style-name="T43">value &lt; </text:span><text:span text:style-name="T53">0</text:span><text:span text:style-name="T43">:</text:span><text:line-break/><text:span text:style-name="T43"> <text:s text:c="11"/></text:span><text:span text:style-name="T41">return </text:span><text:span text:style-name="T48">'{:5} x_{}'</text:span><text:span text:style-name="T43">.format(value</text:span><text:span text:style-name="T41">, </text:span><text:span text:style-name="T43">var_pos + </text:span><text:span text:style-name="T53">1</text:span><text:span text:style-name="T43">)</text:span><text:line-break/><text:span text:style-name="T43"> <text:s text:c="7"/></text:span><text:span text:style-name="T41">else</text:span><text:span text:style-name="T43">:</text:span><text:line-break/><text:span text:style-name="T43"> <text:s text:c="11"/></text:span><text:span text:style-name="T41">return </text:span><text:span text:style-name="T48">'{:9}'</text:span><text:span text:style-name="T43">.format(</text:span><text:span text:style-name="T48">''</text:span><text:span text:style-name="T43">)</text:span><text:line-break/><text:line-break/><text:span text:style-name="T43"> <text:s text:c="3"/>print_separator()</text:span><text:line-break/><text:span text:style-name="T43"> <text:s text:c="3"/></text:span><text:span text:style-name="T44">print</text:span><text:span text:style-name="T43">(title)</text:span><text:line-break/><text:line-break/><text:span text:style-name="T43"> <text:s text:c="3"/></text:span><text:span text:style-name="T35"># печать целевой функции</text:span><text:line-break/><text:span text:style-name="T35"> <text:s text:c="3"/></text:span><text:span text:style-name="T44">print</text:span><text:span text:style-name="T43">(</text:span><text:span text:style-name="T48">'Целевая функция:'</text:span><text:span text:style-name="T43">)</text:span><text:line-break/><text:span text:style-name="T43"> <text:s text:c="3"/>F = []</text:span><text:line-break/><text:span text:style-name="T43"> <text:s text:c="3"/></text:span><text:span text:style-name="T41">for </text:span><text:span text:style-name="T43">i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c)):</text:span><text:line-break/><text:span text:style-name="T43"> <text:s text:c="7"/>F.append(format_value(c[i]</text:span><text:span text:style-name="T41">, </text:span><text:span text:style-name="T43">i))</text:span><text:line-break/><text:span text:style-name="T43"> <text:s text:c="3"/></text:span><text:span text:style-name="T44">print</text:span><text:span text:style-name="T43">(</text:span><text:span text:style-name="T48">'F = {} --&gt; {}'</text:span><text:span text:style-name="T43">.format(</text:span><text:span text:style-name="T48">' '</text:span><text:span text:style-name="T43">.join(F)</text:span><text:span text:style-name="T41">, </text:span><text:span text:style-name="T43">towards_to))</text:span><text:line-break/><text:line-break/><text:span text:style-name="T43"> <text:s text:c="3"/></text:span><text:span text:style-name="T35"># печать системы ограничений</text:span><text:line-break/><text:span text:style-name="T35"> <text:s text:c="3"/></text:span><text:span text:style-name="T44">print</text:span><text:span text:style-name="T43">(</text:span><text:span text:style-name="T48">'Ограничения:'</text:span><text:span text:style-name="T43">)</text:span><text:line-break/><text:span text:style-name="T43"> <text:s text:c="3"/></text:span><text:span text:style-name="T41">for </text:span><text:span text:style-name="T43">i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A)):</text:span><text:line-break/><text:span text:style-name="T43"> <text:s text:c="7"/>row = []</text:span><text:line-break/><text:span text:style-name="T43"> <text:s text:c="7"/></text:span><text:span text:style-name="T41">for </text:span><text:span text:style-name="T43">j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A[i])):</text:span><text:line-break/><text:span text:style-name="T43"> <text:s text:c="11"/>row.append(format_value(A[i][j]</text:span><text:span text:style-name="T41">, </text:span><text:span text:style-name="T43">j))</text:span><text:line-break/><text:span text:style-name="T43"> <text:s text:c="7"/></text:span><text:span text:style-name="T44">print</text:span><text:span text:style-name="T43">(</text:span><text:span text:style-name="T48">'{{ {} = {}'</text:span><text:span text:style-name="T43">.format(</text:span><text:span text:style-name="T48">' '</text:span><text:span text:style-name="T43">.join(row)</text:span><text:span text:style-name="T41">, </text:span><text:span text:style-name="T43">b[i]))</text:span><text:line-break/><text:span text:style-name="T43"> <text:s text:c="3"/></text:span><text:span text:style-name="T44">print</text:span><text:span text:style-name="T43">(</text:span><text:span text:style-name="T48">'{{ x_i &gt;= 0, i = 1, ... , {}'</text:span><text:span text:style-name="T43">.format(</text:span><text:span text:style-name="T44">len</text:span><text:span text:style-name="T43">(A[</text:span><text:span text:style-name="T53">0</text:span><text:span text:style-name="T43">])))</text:span><text:line-break/><text:line-break/><text:line-break/><text:span text:style-name="T41">def </text:span><text:span text:style-name="T46">to_canonical</text:span><text:span text:style-name="T43">(c</text:span><text:span text:style-name="T41">, </text:span><text:span text:style-name="T43">A</text:span><text:span text:style-name="T41">, </text:span><text:span text:style-name="T43">b):</text:span><text:line-break/><text:span text:style-name="T43"> <text:s text:c="3"/></text:span><text:span text:style-name="T51">"""</text:span><text:line-break/><text:span text:style-name="T51"> <text:s text:c="3"/></text:span><text:span text:style-name="T52">:param</text:span><text:span text:style-name="T51"> c: коэффициенты при линейной комбинации ЦФ</text:span><text:line-break/><text:span text:style-name="T51"> <text:s text:c="3"/></text:span><text:span text:style-name="T52">:param</text:span><text:span text:style-name="T51"> A: матрица ограничений</text:span><text:line-break/><text:span text:style-name="T51"> <text:s text:c="3"/></text:span><text:span text:style-name="T52">:param</text:span><text:span text:style-name="T51"> b: вектор ограничений</text:span><text:line-break/><text:span text:style-name="T51"> <text:s text:c="3"/>"""</text:span><text:line-break/><text:span text:style-name="T51"> <text:s text:c="3"/></text:span><text:span text:style-name="T35"># вычисляем количество фиктивных переменных</text:span><text:line-break/><text:span text:style-name="T35"> <text:s text:c="3"/></text:span><text:span text:style-name="T43">fictious_vars = </text:span><text:span text:style-name="T44">len</text:span><text:span text:style-name="T43">(A)</text:span><text:line-break/><text:line-break/><text:span text:style-name="T43"> <text:s text:c="3"/></text:span><text:span text:style-name="T35"># переводим коэффициенты при линейной комбинации ЦФ в канонический вид</text:span><text:line-break/><text:span text:style-name="T35"> <text:s text:c="3"/># также добавляем нулевые коэффициенты при фиктивных переменных</text:span><text:line-break/><text:span text:style-name="T35"> <text:s text:c="3"/></text:span><text:span text:style-name="T43">canonical_c = []</text:span><text:line-break/><text:span text:style-name="T43"> <text:s text:c="3"/></text:span><text:span text:style-name="T41">for </text:span><text:span text:style-name="T43">ci </text:span><text:span text:style-name="T41">in </text:span><text:span text:style-name="T43">c:</text:span><text:line-break/><text:span text:style-name="T43"> <text:s text:c="7"/>canonical_c.append(-ci)</text:span><text:line-break/><text:span text:style-name="T43"> <text:s text:c="3"/></text:span><text:span text:style-name="T41">for </text:span><text:span text:style-name="T43">_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3">fictious_vars):</text:span><text:line-break/><text:span text:style-name="T43"> <text:s text:c="7"/>canonical_c.append(</text:span><text:span text:style-name="T53">0</text:span><text:span text:style-name="T43">)</text:span><text:line-break/><text:line-break/><text:span text:style-name="T43"> <text:s text:c="3"/></text:span><text:span text:style-name="T35"># переводим матрицу ограничений в канонический вид</text:span><text:line-break/><text:span text:style-name="T35"> <text:s text:c="3"/></text:span><text:span text:style-name="T43">canonical_A = []</text:span><text:line-break/><text:span text:style-name="T43"> <text:s text:c="3"/></text:span><text:span text:style-name="T41">for </text:span><text:span text:style-name="T43">i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A)):</text:span><text:line-break/><text:span text:style-name="T43"> <text:s text:c="7"/></text:span><text:span text:style-name="T35"># формирование строк</text:span><text:line-break/><text:span text:style-name="T35"> <text:s text:c="7"/></text:span><text:span text:style-name="T43">canonical_A.append([])</text:span><text:line-break/><text:line-break/><text:span text:style-name="T43"> <text:s text:c="7"/></text:span><text:span text:style-name="T35"># копирование коффициентов для реальных переменных</text:span><text:line-break/><text:span text:style-name="T35"> <text:s text:c="7"/></text:span><text:span text:style-name="T41">for </text:span><text:span text:style-name="T43">j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A[i])):</text:span><text:line-break/><text:span text:style-name="T43"> <text:s text:c="11"/>canonical_A[i].append(A[i][j])</text:span><text:line-break/><text:span text:style-name="T43"> <text:s text:c="7"/></text:span><text:span text:style-name="T35"># создание коффициентов для фиктивных переменных</text:span><text:line-break/><text:span text:style-name="T35"> <text:s text:c="7"/></text:span><text:span text:style-name="T41">for </text:span><text:span text:style-name="T43">k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3">fictious_vars):</text:span><text:line-break/><text:span text:style-name="T43"> <text:s text:c="11"/></text:span><text:span text:style-name="T41">if </text:span><text:span text:style-name="T43">k == i:</text:span><text:line-break/><text:span text:style-name="T43"> <text:s text:c="15"/>canonical_A[i].append(</text:span><text:span text:style-name="T53">1</text:span><text:span text:style-name="T43">)</text:span><text:line-break/><text:span text:style-name="T43"> <text:s text:c="11"/></text:span><text:span text:style-name="T41">else</text:span><text:span text:style-name="T43">:</text:span><text:line-break/><text:span text:style-name="T43"> <text:s text:c="15"/>canonical_A[i].append(</text:span><text:span text:style-name="T53">0</text:span><text:span text:style-name="T43">)</text:span><text:line-break/><text:line-break/><text:span text:style-name="T43"> <text:s text:c="3"/></text:span><text:span text:style-name="T41">return </text:span><text:span text:style-name="T43">canonical_c</text:span><text:span text:style-name="T41">, </text:span><text:span text:style-name="T43">canonical_A</text:span><text:span text:style-name="T41">, </text:span><text:span text:style-name="T43">b</text:span><text:line-break/><text:soft-page-break/><text:line-break/><text:line-break/><text:span text:style-name="T41">class </text:span><text:span text:style-name="T43">Legend:</text:span><text:line-break/><text:span text:style-name="T43"> <text:s text:c="3"/></text:span><text:span text:style-name="T41">def </text:span><text:span text:style-name="T50">__init__</text:span><text:span text:style-name="T43">(</text:span><text:span text:style-name="T47">self</text:span><text:span text:style-name="T41">, </text:span><text:span text:style-name="T43">index):</text:span><text:line-break/><text:span text:style-name="T43"> <text:s text:c="7"/></text:span><text:span text:style-name="T47">self</text:span><text:span text:style-name="T43">._index = index</text:span><text:line-break/><text:line-break/><text:span text:style-name="T43"> <text:s text:c="3"/></text:span><text:span text:style-name="T41">def </text:span><text:span text:style-name="T50">__str__</text:span><text:span text:style-name="T43">(</text:span><text:span text:style-name="T47">self</text:span><text:span text:style-name="T43">):</text:span><text:line-break/><text:span text:style-name="T43"> <text:s text:c="7"/></text:span><text:span text:style-name="T41">return </text:span><text:span text:style-name="T48">'x_{}'</text:span><text:span text:style-name="T43">.format(</text:span><text:span text:style-name="T47">self</text:span><text:span text:style-name="T43">.index())</text:span><text:line-break/><text:line-break/><text:span text:style-name="T43"> <text:s text:c="3"/></text:span><text:span text:style-name="T41">def </text:span><text:span text:style-name="T46">index</text:span><text:span text:style-name="T43">(</text:span><text:span text:style-name="T47">self</text:span><text:span text:style-name="T43">):</text:span><text:line-break/><text:span text:style-name="T43"> <text:s text:c="7"/></text:span><text:span text:style-name="T41">return </text:span><text:span text:style-name="T47">self</text:span><text:span text:style-name="T43">._index</text:span><text:line-break/><text:line-break/><text:line-break/><text:span text:style-name="T41">class </text:span><text:span text:style-name="T43">SimplexTable:</text:span><text:line-break/><text:span text:style-name="T43"> <text:s text:c="3"/></text:span><text:span text:style-name="T51">"""</text:span><text:line-break/><text:span text:style-name="T51"> <text:s text:c="3"/></text:span><text:span text:style-name="T52">:param</text:span><text:span text:style-name="T51"> c: коэффициенты при линейной комбинации ЦФ</text:span><text:line-break/><text:span text:style-name="T51"> <text:s text:c="3"/></text:span><text:span text:style-name="T52">:param</text:span><text:span text:style-name="T51"> A: матрица ограничений</text:span><text:line-break/><text:span text:style-name="T51"> <text:s text:c="3"/></text:span><text:span text:style-name="T52">:param</text:span><text:span text:style-name="T51"> b: вектор ограничений</text:span><text:line-break/><text:span text:style-name="T51"> <text:s text:c="3"/>"""</text:span><text:line-break/><text:line-break/><text:span text:style-name="T51"> <text:s text:c="3"/></text:span><text:span text:style-name="T41">def </text:span><text:span text:style-name="T50">__init__</text:span><text:span text:style-name="T43">(</text:span><text:span text:style-name="T47">self</text:span><text:span text:style-name="T41">, </text:span><text:span text:style-name="T43">c</text:span><text:span text:style-name="T41">, </text:span><text:span text:style-name="T43">A</text:span><text:span text:style-name="T41">, </text:span><text:span text:style-name="T43">b) -&gt; </text:span><text:span text:style-name="T41">None</text:span><text:span text:style-name="T43">:</text:span><text:line-break/><text:span text:style-name="T43"> <text:s text:c="7"/></text:span><text:span text:style-name="T35"># создание симплекс-таблицы</text:span><text:line-break/><text:span text:style-name="T35"> <text:s text:c="7"/></text:span><text:span text:style-name="T43">table = []</text:span><text:line-break/><text:span text:style-name="T43"> <text:s text:c="7"/></text:span><text:span text:style-name="T35"># заполнение ограничений</text:span><text:line-break/><text:span text:style-name="T35"> <text:s text:c="7"/></text:span><text:span text:style-name="T41">for </text:span><text:span text:style-name="T43">i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A)):</text:span><text:line-break/><text:span text:style-name="T43"> <text:s text:c="11"/>table.append([])</text:span><text:line-break/><text:span text:style-name="T43"> <text:s text:c="11"/></text:span><text:span text:style-name="T35"># свободные члены</text:span><text:line-break/><text:span text:style-name="T35"> <text:s text:c="11"/></text:span><text:span text:style-name="T43">table[i].append(b[i])</text:span><text:line-break/><text:span text:style-name="T43"> <text:s text:c="11"/></text:span><text:span text:style-name="T35"># коэффициенты при переменных</text:span><text:line-break/><text:span text:style-name="T35"> <text:s text:c="11"/></text:span><text:span text:style-name="T41">for </text:span><text:span text:style-name="T43">j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A[i]) - </text:span><text:span text:style-name="T44">len</text:span><text:span text:style-name="T43">(b)):</text:span><text:line-break/><text:span text:style-name="T43"> <text:s text:c="15"/>table[i].append(A[i][j])</text:span><text:line-break/><text:span text:style-name="T43"> <text:s text:c="7"/></text:span><text:span text:style-name="T35"># заполнение коэффициентов ЦФ</text:span><text:line-break/><text:span text:style-name="T35"> <text:s text:c="7"/></text:span><text:span text:style-name="T43">table.append([</text:span><text:span text:style-name="T53">0</text:span><text:span text:style-name="T43">])</text:span><text:line-break/><text:span text:style-name="T43"> <text:s text:c="7"/></text:span><text:span text:style-name="T41">for </text:span><text:span text:style-name="T43">j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c) - </text:span><text:span text:style-name="T44">len</text:span><text:span text:style-name="T43">(b)):</text:span><text:line-break/><text:span text:style-name="T43"> <text:s text:c="11"/>table[-</text:span><text:span text:style-name="T53">1</text:span><text:span text:style-name="T43">].append(-c[j])</text:span><text:line-break/><text:line-break/><text:span text:style-name="T43"> <text:s text:c="7"/></text:span><text:span text:style-name="T35"># создание верикальных и горизонтальных легенд</text:span><text:line-break/><text:span text:style-name="T35"> <text:s text:c="7"/># (легенд строк и столбцов)</text:span><text:line-break/><text:span text:style-name="T35"> <text:s text:c="7"/></text:span><text:span text:style-name="T43">vert = []</text:span><text:line-break/><text:span text:style-name="T43"> <text:s text:c="7"/>hor = [</text:span><text:span text:style-name="T48">'Si'</text:span><text:span text:style-name="T43">]</text:span><text:line-break/><text:span text:style-name="T43"> <text:s text:c="7"/></text:span><text:span text:style-name="T41">for </text:span><text:span text:style-name="T43">i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A[</text:span><text:span text:style-name="T53">0</text:span><text:span text:style-name="T43">])):</text:span><text:line-break/><text:span text:style-name="T43"> <text:s text:c="11"/></text:span><text:span text:style-name="T41">if </text:span><text:span text:style-name="T43">i &lt; </text:span><text:span text:style-name="T44">len</text:span><text:span text:style-name="T43">(b):</text:span><text:line-break/><text:span text:style-name="T43"> <text:s text:c="15"/>hor.append(Legend(i + </text:span><text:span text:style-name="T53">1</text:span><text:span text:style-name="T43">))</text:span><text:line-break/><text:span text:style-name="T43"> <text:s text:c="11"/></text:span><text:span text:style-name="T41">else</text:span><text:span text:style-name="T43">:</text:span><text:line-break/><text:span text:style-name="T43"> <text:s text:c="15"/>vert.append(Legend(i + </text:span><text:span text:style-name="T53">1</text:span><text:span text:style-name="T43">))</text:span><text:line-break/><text:span text:style-name="T43"> <text:s text:c="7"/>vert.append(</text:span><text:span text:style-name="T48">'F'</text:span><text:span text:style-name="T43">)</text:span><text:line-break/><text:line-break/><text:span text:style-name="T43"> <text:s text:c="7"/></text:span><text:span text:style-name="T47">self</text:span><text:span text:style-name="T43">._table = table</text:span><text:line-break/><text:span text:style-name="T43"> <text:s text:c="7"/></text:span><text:span text:style-name="T47">self</text:span><text:span text:style-name="T43">._vert_legends = vert</text:span><text:line-break/><text:span text:style-name="T43"> <text:s text:c="7"/></text:span><text:span text:style-name="T47">self</text:span><text:span text:style-name="T43">._hor_legends = hor</text:span><text:line-break/><text:line-break/><text:span text:style-name="T43"> <text:s text:c="3"/></text:span><text:span text:style-name="T41">def </text:span><text:span text:style-name="T46">_exchange_basic_variables</text:span><text:span text:style-name="T43">(</text:span><text:span text:style-name="T47">self</text:span><text:span text:style-name="T41">, </text:span><text:span text:style-name="T43">r</text:span><text:span text:style-name="T41">, </text:span><text:span text:style-name="T43">k):</text:span><text:line-break/><text:span text:style-name="T43"> <text:s text:c="7"/></text:span><text:span text:style-name="T51">"""</text:span><text:line-break/><text:span text:style-name="T51"> <text:s text:c="7"/></text:span><text:span text:style-name="T52">:param</text:span><text:span text:style-name="T51"> r: индекс разрешающей строки</text:span><text:line-break/><text:span text:style-name="T51"> <text:s text:c="7"/></text:span><text:span text:style-name="T52">:param</text:span><text:span text:style-name="T51"> k: индекс разрешающего столбца</text:span><text:line-break/><text:span text:style-name="T51"> <text:s text:c="7"/>"""</text:span><text:line-break/><text:span text:style-name="T51"> <text:s text:c="7"/></text:span><text:span text:style-name="T35"># обмен легенд разрешающих строки и столбца</text:span><text:line-break/><text:span text:style-name="T35"> <text:s text:c="7"/></text:span><text:span text:style-name="T47">self</text:span><text:span text:style-name="T43">._vert_legends[r]</text:span><text:span text:style-name="T41">, </text:span><text:span text:style-name="T47">self</text:span><text:span text:style-name="T43">._hor_legends[k] = </text:span><text:span text:style-name="T47">self</text:span><text:span text:style-name="T43">._hor_legends[k]</text:span><text:span text:style-name="T41">, </text:span><text:span text:style-name="T47">self</text:span><text:span text:style-name="T43">._vert_legends[r]</text:span><text:line-break/><text:line-break/><text:span text:style-name="T43"> <text:s text:c="7"/></text:span><text:span text:style-name="T35"># создание новой таблицы</text:span><text:line-break/><text:soft-page-break/><text:span text:style-name="T35"> <text:s text:c="7"/></text:span><text:span text:style-name="T43">new_table = [[</text:span><text:span text:style-name="T53">0 </text:span><text:span text:style-name="T41">for </text:span><text:span text:style-name="T43">_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</text:span><text:span text:style-name="T47">self</text:span><text:span text:style-name="T43">._table[i]))] </text:span><text:span text:style-name="T41">for </text:span><text:span text:style-name="T43">i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</text:span><text:span text:style-name="T47">self</text:span><text:span text:style-name="T43">._table))]</text:span><text:line-break/><text:line-break/><text:span text:style-name="T43"> <text:s text:c="7"/></text:span><text:span text:style-name="T35"># применение правил создания новой таблицы</text:span><text:line-break/><text:span text:style-name="T35"> <text:s text:c="7"/></text:span><text:span text:style-name="T43">new_table[r][k] = </text:span><text:span text:style-name="T53">1 </text:span><text:span text:style-name="T43">/ </text:span><text:span text:style-name="T47">self</text:span><text:span text:style-name="T43">._table[r][k]</text:span><text:line-break/><text:span text:style-name="T43"> <text:s text:c="7"/></text:span><text:span text:style-name="T41">for </text:span><text:span text:style-name="T43">j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</text:span><text:span text:style-name="T47">self</text:span><text:span text:style-name="T43">._table[r])):</text:span><text:line-break/><text:span text:style-name="T43"> <text:s text:c="11"/></text:span><text:span text:style-name="T41">if </text:span><text:span text:style-name="T43">j != k:</text:span><text:line-break/><text:span text:style-name="T43"> <text:s text:c="15"/>new_table[r][j] = </text:span><text:span text:style-name="T47">self</text:span><text:span text:style-name="T43">._table[r][j] / </text:span><text:span text:style-name="T47">self</text:span><text:span text:style-name="T43">._table[r][k]</text:span><text:line-break/><text:span text:style-name="T43"> <text:s text:c="7"/></text:span><text:span text:style-name="T41">for </text:span><text:span text:style-name="T43">i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</text:span><text:span text:style-name="T47">self</text:span><text:span text:style-name="T43">._table)):</text:span><text:line-break/><text:span text:style-name="T43"> <text:s text:c="11"/></text:span><text:span text:style-name="T41">if </text:span><text:span text:style-name="T43">i != r:</text:span><text:line-break/><text:span text:style-name="T43"> <text:s text:c="15"/>new_table[i][k] = - </text:span><text:span text:style-name="T47">self</text:span><text:span text:style-name="T43">._table[i][k] / </text:span><text:span text:style-name="T47">self</text:span><text:span text:style-name="T43">._table[r][k]</text:span><text:line-break/><text:span text:style-name="T43"> <text:s text:c="7"/></text:span><text:span text:style-name="T41">for </text:span><text:span text:style-name="T43">i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</text:span><text:span text:style-name="T47">self</text:span><text:span text:style-name="T43">._table)):</text:span><text:line-break/><text:span text:style-name="T43"> <text:s text:c="11"/></text:span><text:span text:style-name="T41">for </text:span><text:span text:style-name="T43">j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</text:span><text:span text:style-name="T47">self</text:span><text:span text:style-name="T43">._table[i])):</text:span><text:line-break/><text:span text:style-name="T43"> <text:s text:c="15"/></text:span><text:span text:style-name="T41">if </text:span><text:span text:style-name="T43">i != r </text:span><text:span text:style-name="T41">and </text:span><text:span text:style-name="T43">j != k:</text:span><text:line-break/><text:span text:style-name="T43"> <text:s text:c="19"/>new_table[i][j] = </text:span><text:span text:style-name="T47">self</text:span><text:span text:style-name="T43">._table[i][j] - </text:span><text:span text:style-name="T47">self</text:span><text:span text:style-name="T43">._table[i][k] * </text:span><text:span text:style-name="T47">self</text:span><text:span text:style-name="T43">._table[r][j] / </text:span><text:span text:style-name="T47">self</text:span><text:span text:style-name="T43">._table[r][k]</text:span><text:line-break/><text:line-break/><text:span text:style-name="T43"> <text:s text:c="7"/></text:span><text:span text:style-name="T47">self</text:span><text:span text:style-name="T43">._table = new_table</text:span><text:line-break/><text:line-break/><text:span text:style-name="T43"> <text:s text:c="3"/></text:span><text:span text:style-name="T41">def </text:span><text:span text:style-name="T46">print</text:span><text:span text:style-name="T43">(</text:span><text:span text:style-name="T47">self</text:span><text:span text:style-name="T41">, </text:span><text:span text:style-name="T43">titles):</text:span><text:line-break/><text:span text:style-name="T43"> <text:s text:c="7"/></text:span><text:span text:style-name="T51">"""</text:span><text:line-break/><text:span text:style-name="T51"> <text:s text:c="7"/>Печать симплекс-таблицы</text:span><text:line-break/><text:span text:style-name="T51"> <text:s text:c="7"/></text:span><text:span text:style-name="T52">:param</text:span><text:span text:style-name="T51"> titles: информационные сообщения</text:span><text:line-break/><text:span text:style-name="T51"> <text:s text:c="7"/>"""</text:span><text:line-break/><text:span text:style-name="T51"> <text:s text:c="7"/></text:span><text:span text:style-name="T35"># создадим сетку, которую заполним элементами симплекс-таблицы</text:span><text:line-break/><text:span text:style-name="T35"> <text:s text:c="7"/></text:span><text:span text:style-name="T43">grid = []</text:span><text:line-break/><text:line-break/><text:span text:style-name="T43"> <text:s text:c="7"/></text:span><text:span text:style-name="T35"># добавление горизонтальных легенд</text:span><text:line-break/><text:span text:style-name="T35"> <text:s text:c="7"/></text:span><text:span text:style-name="T43">grid.append([</text:span><text:span text:style-name="T48">''</text:span><text:span text:style-name="T43">])</text:span><text:line-break/><text:span text:style-name="T43"> <text:s text:c="7"/></text:span><text:span text:style-name="T41">for </text:span><text:span text:style-name="T43">legend </text:span><text:span text:style-name="T41">in </text:span><text:span text:style-name="T47">self</text:span><text:span text:style-name="T43">._hor_legends:</text:span><text:line-break/><text:span text:style-name="T43"> <text:s text:c="11"/>grid[</text:span><text:span text:style-name="T53">0</text:span><text:span text:style-name="T43">].append(legend)</text:span><text:line-break/><text:line-break/><text:span text:style-name="T43"> <text:s text:c="7"/></text:span><text:span text:style-name="T35"># добавление вертикальных легенд и элеметов симплекс-таблицы</text:span><text:line-break/><text:span text:style-name="T35"> <text:s text:c="7"/></text:span><text:span text:style-name="T41">for </text:span><text:span text:style-name="T43">i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</text:span><text:span text:style-name="T47">self</text:span><text:span text:style-name="T43">._table)):</text:span><text:line-break/><text:span text:style-name="T43"> <text:s text:c="11"/>grid.append([</text:span><text:span text:style-name="T47">self</text:span><text:span text:style-name="T43">._vert_legends[i]])</text:span><text:line-break/><text:span text:style-name="T43"> <text:s text:c="11"/></text:span><text:span text:style-name="T41">for </text:span><text:span text:style-name="T43">j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</text:span><text:span text:style-name="T47">self</text:span><text:span text:style-name="T43">._table[i])):</text:span><text:line-break/><text:span text:style-name="T43"> <text:s text:c="15"/>grid[-</text:span><text:span text:style-name="T53">1</text:span><text:span text:style-name="T43">].append(</text:span><text:span text:style-name="T44">round</text:span><text:span text:style-name="T43">(</text:span><text:span text:style-name="T47">self</text:span><text:span text:style-name="T43">._table[i][j]</text:span><text:span text:style-name="T41">, </text:span><text:span text:style-name="T53">4</text:span><text:span text:style-name="T43">))</text:span><text:line-break/><text:line-break/><text:span text:style-name="T43"> <text:s text:c="7"/></text:span><text:span text:style-name="T41">def </text:span><text:span text:style-name="T46">print_grid_row</text:span><text:span text:style-name="T43">(row):</text:span><text:line-break/><text:span text:style-name="T43"> <text:s text:c="11"/></text:span><text:span text:style-name="T51">"""</text:span><text:line-break/><text:span text:style-name="T51"> <text:s text:c="11"/>Печать строки сетки</text:span><text:line-break/><text:span text:style-name="T51"> <text:s text:c="11"/></text:span><text:span text:style-name="T52">:param</text:span><text:span text:style-name="T51"> row: строка, которую необходимо напечатать</text:span><text:line-break/><text:span text:style-name="T51"> <text:s text:c="11"/>"""</text:span><text:line-break/><text:span text:style-name="T51"> <text:s text:c="11"/></text:span><text:span text:style-name="T43">cell_wigth = </text:span><text:span text:style-name="T53">8 <text:s/></text:span><text:span text:style-name="T35"># ширина клетки сетки</text:span><text:line-break/><text:span text:style-name="T35"> <text:s text:c="11"/></text:span><text:span text:style-name="T43">cell_format = </text:span><text:span text:style-name="T48">'{:' </text:span><text:span text:style-name="T43">+ </text:span><text:span text:style-name="T44">str</text:span><text:span text:style-name="T43">(cell_wigth) + </text:span><text:span text:style-name="T48">'}'</text:span><text:line-break/><text:span text:style-name="T48"> <text:s text:c="11"/></text:span><text:span text:style-name="T44">print</text:span><text:span text:style-name="T43">(</text:span><text:span text:style-name="T48">'|'</text:span><text:span text:style-name="T43">.join([cell_format.format(</text:span><text:span text:style-name="T44">str</text:span><text:span text:style-name="T43">(cell)) </text:span><text:span text:style-name="T41">for </text:span><text:span text:style-name="T43">cell </text:span><text:span text:style-name="T41">in </text:span><text:span text:style-name="T43">row]))</text:span><text:line-break/><text:line-break/><text:span text:style-name="T43"> <text:s text:c="7"/>print_separator()</text:span><text:line-break/><text:span text:style-name="T43"> <text:s text:c="7"/></text:span><text:span text:style-name="T41">for </text:span><text:span text:style-name="T43">title </text:span><text:span text:style-name="T41">in </text:span><text:span text:style-name="T43">titles:</text:span><text:line-break/><text:span text:style-name="T43"> <text:s text:c="11"/></text:span><text:span text:style-name="T44">print</text:span><text:span text:style-name="T43">(title)</text:span><text:line-break/><text:span text:style-name="T43"> <text:s text:c="7"/></text:span><text:span text:style-name="T41">for </text:span><text:span text:style-name="T43">row </text:span><text:span text:style-name="T41">in </text:span><text:span text:style-name="T43">grid:</text:span><text:line-break/><text:span text:style-name="T43"> <text:s text:c="11"/>print_grid_row(row)</text:span><text:line-break/><text:line-break/><text:span text:style-name="T43"> <text:s text:c="7"/></text:span><text:span text:style-name="T35"># нахождение значений исходных переменных</text:span><text:line-break/><text:span text:style-name="T35"> <text:s text:c="7"/></text:span><text:span text:style-name="T43">solution = </text:span><text:span text:style-name="T47">self</text:span><text:span text:style-name="T43">.solution()</text:span><text:line-break/><text:line-break/><text:span text:style-name="T43"> <text:s text:c="7"/></text:span><text:span text:style-name="T44">print</text:span><text:span text:style-name="T43">(</text:span><text:span text:style-name="T48">'Значение исходных переменных для данной симплекс-таблицы:'</text:span><text:span text:style-name="T43">)</text:span><text:line-break/><text:span text:style-name="T43"> <text:s text:c="7"/></text:span><text:span text:style-name="T41">for </text:span><text:span text:style-name="T43">var </text:span><text:span text:style-name="T41">in </text:span><text:span text:style-name="T43">solution:</text:span><text:line-break/><text:span text:style-name="T43"> <text:s text:c="11"/></text:span><text:span text:style-name="T44">print</text:span><text:span text:style-name="T43">(</text:span><text:span text:style-name="T48">'x_{} = {:.4f}'</text:span><text:span text:style-name="T43">.format(var[</text:span><text:span text:style-name="T53">0</text:span><text:span text:style-name="T43">]</text:span><text:span text:style-name="T41">, </text:span><text:span text:style-name="T43">var[</text:span><text:span text:style-name="T53">1</text:span><text:span text:style-name="T43">]))</text:span><text:line-break/><text:span text:style-name="T43"> <text:s text:c="7"/></text:span><text:span text:style-name="T44">print</text:span><text:span text:style-name="T43">(</text:span><text:span text:style-name="T48">'Значение целевой функции при данных значениях исходных переменных:'</text:span><text:span text:style-name="T43">)</text:span><text:line-break/><text:span text:style-name="T43"> <text:s text:c="7"/></text:span><text:span text:style-name="T44">print</text:span><text:span text:style-name="T43">(</text:span><text:span text:style-name="T48">'F = {:.4f}'</text:span><text:span text:style-name="T43">.format(</text:span><text:span text:style-name="T47">self</text:span><text:span text:style-name="T43">.calculate_target_function()))</text:span><text:line-break/><text:line-break/><text:soft-page-break/><text:span text:style-name="T43"> <text:s text:c="3"/></text:span><text:span text:style-name="T41">def </text:span><text:span text:style-name="T46">is_pivot_solution</text:span><text:span text:style-name="T43">(</text:span><text:span text:style-name="T47">self</text:span><text:span text:style-name="T43">):</text:span><text:line-break/><text:span text:style-name="T43"> <text:s text:c="7"/></text:span><text:span text:style-name="T51">"""</text:span><text:line-break/><text:span text:style-name="T51"> <text:s text:c="7"/>Проверка на то, является ли данное состояние таблицы опорным</text:span><text:line-break/><text:span text:style-name="T51"> <text:s text:c="7"/>"""</text:span><text:line-break/><text:span text:style-name="T51"> <text:s text:c="7"/></text:span><text:span text:style-name="T41">for </text:span><text:span text:style-name="T43">i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</text:span><text:span text:style-name="T47">self</text:span><text:span text:style-name="T43">._table) - </text:span><text:span text:style-name="T53">1</text:span><text:span text:style-name="T43">):</text:span><text:line-break/><text:span text:style-name="T43"> <text:s text:c="11"/></text:span><text:span text:style-name="T41">if </text:span><text:span text:style-name="T47">self</text:span><text:span text:style-name="T43">._table[i][</text:span><text:span text:style-name="T53">0</text:span><text:span text:style-name="T43">] &lt; </text:span><text:span text:style-name="T53">0</text:span><text:span text:style-name="T43">:</text:span><text:line-break/><text:span text:style-name="T43"> <text:s text:c="15"/></text:span><text:span text:style-name="T41">return False</text:span><text:line-break/><text:span text:style-name="T41"> <text:s text:c="7"/>return True</text:span><text:line-break/><text:line-break/><text:span text:style-name="T41"> <text:s text:c="3"/>def </text:span><text:span text:style-name="T46">to_pivot_solution</text:span><text:span text:style-name="T43">(</text:span><text:span text:style-name="T47">self</text:span><text:span text:style-name="T43">):</text:span><text:line-break/><text:span text:style-name="T43"> <text:s text:c="7"/></text:span><text:span text:style-name="T51">"""</text:span><text:line-break/><text:span text:style-name="T51"> <text:s text:c="7"/>Преведение состояния таблицы к опорному решению</text:span><text:line-break/><text:span text:style-name="T51"> <text:s text:c="7"/>"""</text:span><text:line-break/><text:line-break/><text:span text:style-name="T51"> <text:s text:c="7"/></text:span><text:span text:style-name="T41">def </text:span><text:span text:style-name="T46">find_resolving_elem</text:span><text:span text:style-name="T43">(t):</text:span><text:line-break/><text:span text:style-name="T43"> <text:s text:c="11"/></text:span><text:span text:style-name="T51">"""</text:span><text:line-break/><text:span text:style-name="T51"> <text:s text:c="11"/>Функция поиска разрешающего элемента</text:span><text:line-break/><text:span text:style-name="T51"> <text:s text:c="11"/>"""</text:span><text:line-break/><text:span text:style-name="T51"> <text:s text:c="11"/></text:span><text:span text:style-name="T43">resolving_column = </text:span><text:span text:style-name="T41">None</text:span><text:line-break/><text:span text:style-name="T41"> <text:s text:c="11"/></text:span><text:span text:style-name="T35"># нахождение разрешающей строки путем анализа свободных членов и</text:span><text:line-break/><text:span text:style-name="T35"> <text:s text:c="11"/># коэффициентов при свободных переменных</text:span><text:line-break/><text:span text:style-name="T35"> <text:s text:c="11"/></text:span><text:span text:style-name="T41">for </text:span><text:span text:style-name="T43">i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t) - </text:span><text:span text:style-name="T53">1</text:span><text:span text:style-name="T43">):</text:span><text:line-break/><text:span text:style-name="T43"> <text:s text:c="15"/></text:span><text:span text:style-name="T41">if </text:span><text:span text:style-name="T43">t[i][</text:span><text:span text:style-name="T53">0</text:span><text:span text:style-name="T43">] &lt; </text:span><text:span text:style-name="T53">0</text:span><text:span text:style-name="T43">:</text:span><text:line-break/><text:span text:style-name="T43"> <text:s text:c="19"/></text:span><text:span text:style-name="T35"># если свободный член i отрицательный, то</text:span><text:line-break/><text:span text:style-name="T35"> <text:s text:c="19"/># ищем отрицательный элемент ij</text:span><text:line-break/><text:span text:style-name="T35"> <text:s text:c="19"/></text:span><text:span text:style-name="T41">for </text:span><text:span text:style-name="T43">j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t[i])):</text:span><text:line-break/><text:span text:style-name="T43"> <text:s text:c="23"/></text:span><text:span text:style-name="T41">if </text:span><text:span text:style-name="T43">t[i][j] &lt; </text:span><text:span text:style-name="T53">0</text:span><text:span text:style-name="T43">:</text:span><text:line-break/><text:span text:style-name="T43"> <text:s text:c="27"/>resolving_column = j</text:span><text:line-break/><text:span text:style-name="T43"> <text:s text:c="19"/></text:span><text:span text:style-name="T35"># если отрицательный элемент ij не найден,</text:span><text:line-break/><text:span text:style-name="T35"> <text:s text:c="19"/># то заключаем, что система несовместна</text:span><text:line-break/><text:span text:style-name="T35"> <text:s text:c="19"/></text:span><text:span text:style-name="T41">if </text:span><text:span text:style-name="T43">resolving_column == </text:span><text:span text:style-name="T41">None</text:span><text:span text:style-name="T43">:</text:span><text:line-break/><text:span text:style-name="T43"> <text:s text:c="23"/></text:span><text:span text:style-name="T41">raise </text:span><text:span text:style-name="T44">ValueError</text:span><text:span text:style-name="T43">(</text:span><text:span text:style-name="T48">'Система несовместна!'</text:span><text:span text:style-name="T43">)</text:span><text:line-break/><text:span text:style-name="T43"> <text:s text:c="19"/></text:span><text:span text:style-name="T41">break</text:span><text:line-break/><text:line-break/><text:span text:style-name="T41"> <text:s text:c="11"/></text:span><text:span text:style-name="T35"># ищем разрешающую строку, находя минимальной частное si0/sik</text:span><text:line-break/><text:span text:style-name="T35"> <text:s text:c="11"/></text:span><text:span text:style-name="T43">min_division = </text:span><text:span text:style-name="T41">None</text:span><text:line-break/><text:span text:style-name="T41"> <text:s text:c="11"/></text:span><text:span text:style-name="T43">resolving_row = </text:span><text:span text:style-name="T41">None</text:span><text:line-break/><text:span text:style-name="T41"> <text:s text:c="11"/>for </text:span><text:span text:style-name="T43">i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t) - </text:span><text:span text:style-name="T53">1</text:span><text:span text:style-name="T43">):</text:span><text:line-break/><text:span text:style-name="T43"> <text:s text:c="15"/></text:span><text:span text:style-name="T41">if </text:span><text:span text:style-name="T43">t[i][resolving_column] != </text:span><text:span text:style-name="T53">0</text:span><text:span text:style-name="T43">:</text:span><text:line-break/><text:span text:style-name="T43"> <text:s text:c="19"/>division = t[i][</text:span><text:span text:style-name="T53">0</text:span><text:span text:style-name="T43">] / t[i][resolving_column]</text:span><text:line-break/><text:span text:style-name="T43"> <text:s text:c="19"/></text:span><text:span text:style-name="T41">if </text:span><text:span text:style-name="T43">division &gt; </text:span><text:span text:style-name="T53">0 </text:span><text:span text:style-name="T41">and </text:span><text:span text:style-name="T43">(min_division == </text:span><text:span text:style-name="T41">None or </text:span><text:span text:style-name="T43">division &lt; min_division):</text:span><text:line-break/><text:span text:style-name="T43"> <text:s text:c="23"/>min_division = division</text:span><text:line-break/><text:span text:style-name="T43"> <text:s text:c="23"/>resolving_row = i</text:span><text:line-break/><text:line-break/><text:span text:style-name="T43"> <text:s text:c="11"/></text:span><text:span text:style-name="T41">return </text:span><text:span text:style-name="T43">(resolving_row</text:span><text:span text:style-name="T41">, </text:span><text:span text:style-name="T43">resolving_column)</text:span><text:line-break/><text:line-break/><text:span text:style-name="T43"> <text:s text:c="7"/></text:span><text:span text:style-name="T35"># производим проверку на то, является ли решение опорным,</text:span><text:line-break/><text:span text:style-name="T35"> <text:s text:c="7"/># и возвращаемся из функции</text:span><text:line-break/><text:span text:style-name="T35"> <text:s text:c="7"/># если оно не опроное, то заменяем одну базисную переменную</text:span><text:line-break/><text:span text:style-name="T35"> <text:s text:c="7"/># с печатью промежуточного результата</text:span><text:line-break/><text:span text:style-name="T35"> <text:s text:c="7"/></text:span><text:span text:style-name="T43">step = </text:span><text:span text:style-name="T53">0</text:span><text:line-break/><text:span text:style-name="T53"> <text:s text:c="7"/></text:span><text:span text:style-name="T41">while True</text:span><text:span text:style-name="T43">:</text:span><text:line-break/><text:span text:style-name="T43"> <text:s text:c="11"/>step += </text:span><text:span text:style-name="T53">1</text:span><text:line-break/><text:span text:style-name="T53"> <text:s text:c="11"/></text:span><text:span text:style-name="T41">if </text:span><text:span text:style-name="T47">self</text:span><text:span text:style-name="T43">.is_pivot_solution():</text:span><text:line-break/><text:span text:style-name="T43"> <text:s text:c="15"/></text:span><text:span text:style-name="T41">return</text:span><text:line-break/><text:line-break/><text:span text:style-name="T41"> <text:s text:c="11"/></text:span><text:span text:style-name="T43">ij = find_resolving_elem(</text:span><text:span text:style-name="T47">self</text:span><text:span text:style-name="T43">._table)</text:span><text:line-break/><text:span text:style-name="T43"> <text:s text:c="11"/></text:span><text:span text:style-name="T47">self</text:span><text:span text:style-name="T43">._exchange_basic_variables(*ij)</text:span><text:line-break/><text:span text:style-name="T43"> <text:s text:c="11"/></text:span><text:span text:style-name="T47">self</text:span><text:span text:style-name="T43">.print([</text:span><text:line-break/><text:span text:style-name="T43"> <text:s text:c="15"/></text:span><text:span text:style-name="T48">'Разрешающий элемент: {}'</text:span><text:span text:style-name="T43">.format(ij)</text:span><text:span text:style-name="T41">,</text:span><text:line-break/><text:span text:style-name="T41"> <text:s text:c="15"/></text:span><text:span text:style-name="T48">'Промежуточная симплекс-таблица №{}'</text:span><text:span text:style-name="T43">.format(step)</text:span><text:line-break/><text:soft-page-break/><text:span text:style-name="T43"> <text:s text:c="11"/>])</text:span><text:line-break/><text:line-break/><text:span text:style-name="T43"> <text:s text:c="3"/></text:span><text:span text:style-name="T41">def </text:span><text:span text:style-name="T46">is_optimal_solution</text:span><text:span text:style-name="T43">(</text:span><text:span text:style-name="T47">self</text:span><text:span text:style-name="T43">):</text:span><text:line-break/><text:span text:style-name="T43"> <text:s text:c="7"/></text:span><text:span text:style-name="T51">"""</text:span><text:line-break/><text:span text:style-name="T51"> <text:s text:c="7"/>Функция проверки решения для данной симплекс-таблицы на оптимальность</text:span><text:line-break/><text:span text:style-name="T51"> <text:s text:c="7"/>"""</text:span><text:line-break/><text:span text:style-name="T51"> <text:s text:c="7"/></text:span><text:span text:style-name="T41">for </text:span><text:span text:style-name="T43">j </text:span><text:span text:style-name="T41">in </text:span><text:span text:style-name="T44">range</text:span><text:span text:style-name="T43">(</text:span><text:span text:style-name="T53">1</text:span><text:span text:style-name="T41">, </text:span><text:span text:style-name="T44">len</text:span><text:span text:style-name="T43">(</text:span><text:span text:style-name="T47">self</text:span><text:span text:style-name="T43">._table[-</text:span><text:span text:style-name="T53">1</text:span><text:span text:style-name="T43">])):</text:span><text:line-break/><text:span text:style-name="T43"> <text:s text:c="11"/></text:span><text:span text:style-name="T41">if </text:span><text:span text:style-name="T47">self</text:span><text:span text:style-name="T43">._table[-</text:span><text:span text:style-name="T53">1</text:span><text:span text:style-name="T43">][j] &gt; </text:span><text:span text:style-name="T53">0</text:span><text:span text:style-name="T43">:</text:span><text:line-break/><text:span text:style-name="T43"> <text:s text:c="15"/></text:span><text:span text:style-name="T41">return False</text:span><text:line-break/><text:span text:style-name="T41"> <text:s text:c="7"/>return True</text:span><text:line-break/><text:line-break/><text:span text:style-name="T41"> <text:s text:c="3"/>def </text:span><text:span text:style-name="T46">calculate_target_function</text:span><text:span text:style-name="T43">(</text:span><text:span text:style-name="T47">self</text:span><text:span text:style-name="T43">):</text:span><text:line-break/><text:span text:style-name="T43"> <text:s text:c="7"/></text:span><text:span text:style-name="T51">"""</text:span><text:line-break/><text:span text:style-name="T51"> <text:s text:c="7"/>Функция расчета значения ЦФ для данной сиплекс-таблицы</text:span><text:line-break/><text:span text:style-name="T51"> <text:s text:c="7"/>"""</text:span><text:line-break/><text:span text:style-name="T51"> <text:s text:c="7"/></text:span><text:span text:style-name="T41">return </text:span><text:span text:style-name="T47">self</text:span><text:span text:style-name="T43">._table[-</text:span><text:span text:style-name="T53">1</text:span><text:span text:style-name="T43">][</text:span><text:span text:style-name="T53">0</text:span><text:span text:style-name="T43">]</text:span><text:line-break/><text:line-break/><text:span text:style-name="T43"> <text:s text:c="3"/></text:span><text:span text:style-name="T41">def </text:span><text:span text:style-name="T46">to_optimal_solution</text:span><text:span text:style-name="T43">(</text:span><text:span text:style-name="T47">self</text:span><text:span text:style-name="T43">):</text:span><text:line-break/><text:span text:style-name="T43"> <text:s text:c="7"/></text:span><text:span text:style-name="T51">"""</text:span><text:line-break/><text:span text:style-name="T51"> <text:s text:c="7"/>Преведение состояния таблицы к опорному решению</text:span><text:line-break/><text:span text:style-name="T51"> <text:s text:c="7"/>"""</text:span><text:line-break/><text:line-break/><text:span text:style-name="T51"> <text:s text:c="7"/></text:span><text:span text:style-name="T41">def </text:span><text:span text:style-name="T46">find_resolving_elem</text:span><text:span text:style-name="T43">(t):</text:span><text:line-break/><text:span text:style-name="T43"> <text:s text:c="11"/></text:span><text:span text:style-name="T51">"""</text:span><text:line-break/><text:span text:style-name="T51"> <text:s text:c="11"/>Функция поиска разрешающего элемента</text:span><text:line-break/><text:span text:style-name="T51"> <text:s text:c="11"/>"""</text:span><text:line-break/><text:span text:style-name="T51"> <text:s text:c="11"/></text:span><text:span text:style-name="T35"># нахождение разрешающей строки путем анализа коэффициентов при ЦФ</text:span><text:line-break/><text:span text:style-name="T35"> <text:s text:c="11"/># разрешающий столбец располагается там, где коэффициент при свободной</text:span><text:line-break/><text:span text:style-name="T35"> <text:s text:c="11"/># переменной положителен (что говорит о неоптимальности данного решения)</text:span><text:line-break/><text:span text:style-name="T35"> <text:s text:c="11"/></text:span><text:span text:style-name="T43">resolving_column = </text:span><text:span text:style-name="T41">None</text:span><text:line-break/><text:span text:style-name="T41"> <text:s text:c="11"/>for </text:span><text:span text:style-name="T43">j </text:span><text:span text:style-name="T41">in </text:span><text:span text:style-name="T44">range</text:span><text:span text:style-name="T43">(</text:span><text:span text:style-name="T53">1</text:span><text:span text:style-name="T41">, </text:span><text:span text:style-name="T44">len</text:span><text:span text:style-name="T43">(t[-</text:span><text:span text:style-name="T53">1</text:span><text:span text:style-name="T43">])):</text:span><text:line-break/><text:span text:style-name="T43"> <text:s text:c="15"/>value = t[-</text:span><text:span text:style-name="T53">1</text:span><text:span text:style-name="T43">][j]</text:span><text:line-break/><text:span text:style-name="T43"> <text:s text:c="15"/></text:span><text:span text:style-name="T41">if </text:span><text:span text:style-name="T43">value &gt; </text:span><text:span text:style-name="T53">0</text:span><text:span text:style-name="T43">:</text:span><text:line-break/><text:span text:style-name="T43"> <text:s text:c="19"/>resolving_column = j</text:span><text:line-break/><text:span text:style-name="T43"> <text:s text:c="19"/></text:span><text:span text:style-name="T41">break</text:span><text:line-break/><text:line-break/><text:span text:style-name="T41"> <text:s text:c="11"/></text:span><text:span text:style-name="T35"># нахождение минимального положительного частного вида si0/sik</text:span><text:line-break/><text:span text:style-name="T35"> <text:s text:c="11"/></text:span><text:span text:style-name="T43">min_division = </text:span><text:span text:style-name="T41">None</text:span><text:line-break/><text:span text:style-name="T41"> <text:s text:c="11"/></text:span><text:span text:style-name="T43">resolving_row = </text:span><text:span text:style-name="T41">None</text:span><text:line-break/><text:span text:style-name="T41"> <text:s text:c="11"/>for </text:span><text:span text:style-name="T43">i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t) - </text:span><text:span text:style-name="T53">1</text:span><text:span text:style-name="T43">):</text:span><text:line-break/><text:span text:style-name="T43"> <text:s text:c="15"/></text:span><text:span text:style-name="T41">if </text:span><text:span text:style-name="T43">t[i][resolving_column] != </text:span><text:span text:style-name="T53">0</text:span><text:span text:style-name="T43">:</text:span><text:line-break/><text:span text:style-name="T43"> <text:s text:c="19"/>division = t[i][</text:span><text:span text:style-name="T53">0</text:span><text:span text:style-name="T43">] / t[i][resolving_column]</text:span><text:line-break/><text:span text:style-name="T43"> <text:s text:c="19"/></text:span><text:span text:style-name="T41">if </text:span><text:span text:style-name="T43">division &gt; </text:span><text:span text:style-name="T53">0 </text:span><text:span text:style-name="T41">and </text:span><text:span text:style-name="T43">(min_division == </text:span><text:span text:style-name="T41">None or </text:span><text:span text:style-name="T43">division &lt; min_division):</text:span><text:line-break/><text:span text:style-name="T43"> <text:s text:c="23"/>min_division = division</text:span><text:line-break/><text:span text:style-name="T43"> <text:s text:c="23"/>resolving_row = i</text:span><text:line-break/><text:line-break/><text:span text:style-name="T43"> <text:s text:c="11"/></text:span><text:span text:style-name="T41">return </text:span><text:span text:style-name="T43">(resolving_row</text:span><text:span text:style-name="T41">, </text:span><text:span text:style-name="T43">resolving_column)</text:span><text:line-break/><text:line-break/><text:span text:style-name="T43"> <text:s text:c="7"/></text:span><text:span text:style-name="T35"># производим проверку на то, является ли решение оптимальным,</text:span><text:line-break/><text:span text:style-name="T35"> <text:s text:c="7"/># и возвращаемся из функции</text:span><text:line-break/><text:span text:style-name="T35"> <text:s text:c="7"/># если оно не оптимально, то заменяем одну базисную переменную</text:span><text:line-break/><text:span text:style-name="T35"> <text:s text:c="7"/># с печатью промежуточного результата</text:span><text:line-break/><text:span text:style-name="T35"> <text:s text:c="7"/></text:span><text:span text:style-name="T43">step = </text:span><text:span text:style-name="T53">0</text:span><text:line-break/><text:span text:style-name="T53"> <text:s text:c="7"/></text:span><text:span text:style-name="T41">while True</text:span><text:span text:style-name="T43">:</text:span><text:line-break/><text:span text:style-name="T43"> <text:s text:c="11"/>step += </text:span><text:span text:style-name="T53">1</text:span><text:line-break/><text:span text:style-name="T53"> <text:s text:c="11"/></text:span><text:span text:style-name="T41">if </text:span><text:span text:style-name="T47">self</text:span><text:span text:style-name="T43">.is_optimal_solution():</text:span><text:line-break/><text:span text:style-name="T43"> <text:s text:c="15"/></text:span><text:span text:style-name="T41">return</text:span><text:line-break/><text:line-break/><text:span text:style-name="T41"> <text:s text:c="11"/></text:span><text:span text:style-name="T43">ij = find_resolving_elem(</text:span><text:span text:style-name="T47">self</text:span><text:span text:style-name="T43">._table)</text:span><text:line-break/><text:span text:style-name="T43"> <text:s text:c="11"/></text:span><text:span text:style-name="T47">self</text:span><text:span text:style-name="T43">._exchange_basic_variables(*ij)</text:span><text:line-break/><text:span text:style-name="T43"> <text:s text:c="11"/></text:span><text:span text:style-name="T47">self</text:span><text:span text:style-name="T43">.print([</text:span><text:line-break/><text:soft-page-break/><text:span text:style-name="T43"> <text:s text:c="15"/></text:span><text:span text:style-name="T48">'Разрешающий элемент: {}'</text:span><text:span text:style-name="T43">.format(ij)</text:span><text:span text:style-name="T41">,</text:span><text:line-break/><text:span text:style-name="T41"> <text:s text:c="15"/></text:span><text:span text:style-name="T48">'Промежуточная симплекс-таблица №{}:'</text:span><text:span text:style-name="T43">.format(step)</text:span><text:line-break/><text:span text:style-name="T43"> <text:s text:c="11"/>])</text:span><text:line-break/><text:line-break/><text:span text:style-name="T43"> <text:s text:c="3"/></text:span><text:span text:style-name="T41">def </text:span><text:span text:style-name="T46">solution</text:span><text:span text:style-name="T43">(</text:span><text:span text:style-name="T47">self</text:span><text:span text:style-name="T43">):</text:span><text:line-break/><text:span text:style-name="T43"> <text:s text:c="7"/></text:span><text:span text:style-name="T51">"""</text:span><text:line-break/><text:span text:style-name="T51"> <text:s text:c="7"/>Получить базисное решение исходной задачи</text:span><text:line-break/><text:span text:style-name="T51"> <text:s text:c="7"/>"""</text:span><text:line-break/><text:span text:style-name="T51"> <text:s text:c="7"/></text:span><text:span text:style-name="T35"># выделеим все переменные и отберем исходные</text:span><text:line-break/><text:span text:style-name="T35"> <text:s text:c="7"/></text:span><text:span text:style-name="T43">solution = []</text:span><text:line-break/><text:span text:style-name="T43"> <text:s text:c="7"/></text:span><text:span text:style-name="T41">for </text:span><text:span text:style-name="T43">i </text:span><text:span text:style-name="T41">in </text:span><text:span text:style-name="T44">range</text:span><text:span text:style-name="T43">(</text:span><text:span text:style-name="T53">1</text:span><text:span text:style-name="T41">, </text:span><text:span text:style-name="T44">len</text:span><text:span text:style-name="T43">(</text:span><text:span text:style-name="T47">self</text:span><text:span text:style-name="T43">._hor_legends)):</text:span><text:line-break/><text:span text:style-name="T43"> <text:s text:c="11"/>solution.append((</text:span><text:span text:style-name="T47">self</text:span><text:span text:style-name="T43">._hor_legends[i].index()</text:span><text:span text:style-name="T41">, </text:span><text:span text:style-name="T53">0</text:span><text:span text:style-name="T43">))</text:span><text:line-break/><text:line-break/><text:span text:style-name="T43"> <text:s text:c="7"/></text:span><text:span text:style-name="T41">for </text:span><text:span text:style-name="T43">j </text:span><text:span text:style-name="T41">in </text:span><text:span text:style-name="T44">range</text:span><text:span text:style-name="T43">(</text:span><text:span text:style-name="T53">0</text:span><text:span text:style-name="T41">, </text:span><text:span text:style-name="T44">len</text:span><text:span text:style-name="T43">(</text:span><text:span text:style-name="T47">self</text:span><text:span text:style-name="T43">._vert_legends) - </text:span><text:span text:style-name="T53">1</text:span><text:span text:style-name="T43">):</text:span><text:line-break/><text:span text:style-name="T43"> <text:s text:c="11"/>solution.append((</text:span><text:span text:style-name="T47">self</text:span><text:span text:style-name="T43">._vert_legends[j].index()</text:span><text:span text:style-name="T41">, </text:span><text:span text:style-name="T47">self</text:span><text:span text:style-name="T43">._table[j][</text:span><text:span text:style-name="T53">0</text:span><text:span text:style-name="T43">]))</text:span><text:line-break/><text:span text:style-name="T43"> <text:s text:c="7"/>solution = </text:span><text:span text:style-name="T44">sorted</text:span><text:span text:style-name="T43">(solution</text:span><text:span text:style-name="T41">, </text:span><text:span text:style-name="T54">key</text:span><text:span text:style-name="T43">=</text:span><text:span text:style-name="T41">lambda </text:span><text:span text:style-name="T43">var: var[</text:span><text:span text:style-name="T53">0</text:span><text:span text:style-name="T43">])</text:span><text:line-break/><text:line-break/><text:span text:style-name="T43"> <text:s text:c="7"/></text:span><text:span text:style-name="T41">return </text:span><text:span text:style-name="T43">solution[:</text:span><text:span text:style-name="T44">len</text:span><text:span text:style-name="T43">(</text:span><text:span text:style-name="T47">self</text:span><text:span text:style-name="T43">._table) - </text:span><text:span text:style-name="T53">1</text:span><text:span text:style-name="T43">]</text:span><text:line-break/><text:line-break/><text:line-break/><text:span text:style-name="T41">def </text:span><text:span text:style-name="T46">do_simplex_method</text:span><text:span text:style-name="T43">(c</text:span><text:span text:style-name="T41">, </text:span><text:span text:style-name="T43">A</text:span><text:span text:style-name="T41">, </text:span><text:span text:style-name="T43">b):</text:span><text:line-break/><text:span text:style-name="T43"> <text:s text:c="3"/></text:span><text:span text:style-name="T51">"""</text:span><text:line-break/><text:span text:style-name="T51"> <text:s text:c="3"/></text:span><text:span text:style-name="T52">:param</text:span><text:span text:style-name="T51"> c: коэффициенты при линейной комбинации ЦФ</text:span><text:line-break/><text:span text:style-name="T51"> <text:s text:c="3"/></text:span><text:span text:style-name="T52">:param</text:span><text:span text:style-name="T51"> A: матрица ограничений</text:span><text:line-break/><text:span text:style-name="T51"> <text:s text:c="3"/></text:span><text:span text:style-name="T52">:param</text:span><text:span text:style-name="T51"> b: вектор ограничений</text:span><text:line-break/><text:span text:style-name="T51"> <text:s text:c="3"/>"""</text:span><text:line-break/><text:span text:style-name="T51"> <text:s text:c="3"/></text:span><text:span text:style-name="T43">print_system(c</text:span><text:span text:style-name="T41">, </text:span><text:span text:style-name="T43">A</text:span><text:span text:style-name="T41">, </text:span><text:span text:style-name="T43">b</text:span><text:span text:style-name="T41">, </text:span><text:span text:style-name="T43">MaxTowarding()</text:span><text:span text:style-name="T41">, </text:span><text:span text:style-name="T48">'Исходная задача:'</text:span><text:span text:style-name="T43">)</text:span><text:line-break/><text:line-break/><text:span text:style-name="T43"> <text:s text:c="3"/>c</text:span><text:span text:style-name="T41">, </text:span><text:span text:style-name="T43">A</text:span><text:span text:style-name="T41">, </text:span><text:span text:style-name="T43">b = to_canonical(c</text:span><text:span text:style-name="T41">, </text:span><text:span text:style-name="T43">A</text:span><text:span text:style-name="T41">, </text:span><text:span text:style-name="T43">b)</text:span><text:line-break/><text:span text:style-name="T43"> <text:s text:c="3"/>print_system(c</text:span><text:span text:style-name="T41">, </text:span><text:span text:style-name="T43">A</text:span><text:span text:style-name="T41">, </text:span><text:span text:style-name="T43">b</text:span><text:span text:style-name="T41">, </text:span><text:span text:style-name="T43">MinTowarding()</text:span><text:span text:style-name="T41">, </text:span><text:span text:style-name="T48">'Канонический вид:'</text:span><text:span text:style-name="T43">)</text:span><text:line-break/><text:line-break/><text:span text:style-name="T43"> <text:s text:c="3"/>table = SimplexTable(c</text:span><text:span text:style-name="T41">, </text:span><text:span text:style-name="T43">A</text:span><text:span text:style-name="T41">, </text:span><text:span text:style-name="T43">b)</text:span><text:line-break/><text:span text:style-name="T43"> <text:s text:c="3"/>table.print([</text:span><text:span text:style-name="T48">'Исходная симплекс-таблица:'</text:span><text:span text:style-name="T43">])</text:span><text:line-break/><text:line-break/><text:span text:style-name="T43"> <text:s text:c="3"/>print_separator()</text:span><text:line-break/><text:span text:style-name="T43"> <text:s text:c="3"/></text:span><text:span text:style-name="T41">if </text:span><text:span text:style-name="T43">table.is_pivot_solution():</text:span><text:line-break/><text:span text:style-name="T43"> <text:s text:c="7"/></text:span><text:span text:style-name="T44">print</text:span><text:span text:style-name="T43">(</text:span><text:span text:style-name="T48">'Исходная симплекс-таблица описывает опорное решение.'</text:span><text:span text:style-name="T43">)</text:span><text:line-break/><text:span text:style-name="T43"> <text:s text:c="7"/></text:span><text:span text:style-name="T44">print</text:span><text:span text:style-name="T43">(</text:span><text:span text:style-name="T48">'По этой причине незамедлительно переходим к следующему этапу симплекс-метода.'</text:span><text:span text:style-name="T43">)</text:span><text:line-break/><text:span text:style-name="T43"> <text:s text:c="3"/></text:span><text:span text:style-name="T41">else</text:span><text:span text:style-name="T43">:</text:span><text:line-break/><text:span text:style-name="T43"> <text:s text:c="7"/></text:span><text:span text:style-name="T44">print</text:span><text:span text:style-name="T43">(</text:span><text:span text:style-name="T48">'Найдем опорное решение:'</text:span><text:span text:style-name="T43">)</text:span><text:line-break/><text:span text:style-name="T43"> <text:s text:c="7"/>table.to_pivot_solution()</text:span><text:line-break/><text:span text:style-name="T43"> <text:s text:c="7"/>table.print([</text:span><text:span text:style-name="T48">'Найдено опорное решение:'</text:span><text:span text:style-name="T43">])</text:span><text:line-break/><text:line-break/><text:span text:style-name="T43"> <text:s text:c="3"/>print_separator()</text:span><text:line-break/><text:span text:style-name="T43"> <text:s text:c="3"/></text:span><text:span text:style-name="T44">print</text:span><text:span text:style-name="T43">(</text:span><text:span text:style-name="T48">'Найдем оптимальное решение:'</text:span><text:span text:style-name="T43">)</text:span><text:line-break/><text:span text:style-name="T43"> <text:s text:c="3"/>table.to_optimal_solution()</text:span><text:line-break/><text:span text:style-name="T43"> <text:s text:c="3"/>table.print([</text:span><text:span text:style-name="T48">'Результирующая симплекс-таблица:'</text:span><text:span text:style-name="T43">])</text:span><text:line-break/><text:line-break/><text:span text:style-name="T43"> <text:s text:c="3"/>solution = table.solution()</text:span><text:line-break/><text:line-break/><text:span text:style-name="T43"> <text:s text:c="3"/>print_separator()</text:span><text:line-break/><text:span text:style-name="T43"> <text:s text:c="3"/></text:span><text:span text:style-name="T44">print</text:span><text:span text:style-name="T43">(</text:span><text:span text:style-name="T48">'Произведем проверку на соответствие для полученого решения и найденого оптимального значения ЦФ:'</text:span><text:span text:style-name="T43">)</text:span><text:line-break/><text:span text:style-name="T43"> <text:s text:c="3"/></text:span><text:span text:style-name="T44">print</text:span><text:span text:style-name="T43">(</text:span><text:span text:style-name="T48">'F = ' </text:span><text:span text:style-name="T43">+ </text:span><text:span text:style-name="T48">' + '</text:span><text:span text:style-name="T43">.join(</text:span><text:line-break/><text:span text:style-name="T43"> <text:s text:c="7"/>[</text:span><text:span text:style-name="T48">'{} * ({})'</text:span><text:span text:style-name="T43">.format(</text:span><text:span text:style-name="T48">'x_{}'</text:span><text:span text:style-name="T43">.format(prod[</text:span><text:span text:style-name="T53">0</text:span><text:span text:style-name="T43">][</text:span><text:span text:style-name="T53">0</text:span><text:span text:style-name="T43">])</text:span><text:span text:style-name="T41">, </text:span><text:span text:style-name="T44">round</text:span><text:span text:style-name="T43">(prod[</text:span><text:span text:style-name="T53">1</text:span><text:span text:style-name="T43">]</text:span><text:span text:style-name="T41">, </text:span><text:span text:style-name="T53">4</text:span><text:span text:style-name="T43">)) </text:span><text:span text:style-name="T41">for </text:span><text:span text:style-name="T43">prod </text:span><text:span text:style-name="T41">in </text:span><text:span text:style-name="T44">zip</text:span><text:span text:style-name="T43">(solution</text:span><text:span text:style-name="T41">, </text:span><text:span text:style-name="T43">c)]) + </text:span><text:span text:style-name="T48">' = '</text:span><text:span text:style-name="T43">)</text:span><text:line-break/><text:span text:style-name="T43"> <text:s text:c="3"/></text:span><text:span text:style-name="T44">print</text:span><text:span text:style-name="T43">(</text:span><text:span text:style-name="T48">' <text:s/>= ' </text:span><text:span text:style-name="T43">+ </text:span><text:span text:style-name="T48">' + '</text:span><text:span text:style-name="T43">.join(</text:span><text:line-break/><text:span text:style-name="T43"> <text:s text:c="7"/>[</text:span><text:span text:style-name="T48">'{} * ({})'</text:span><text:span text:style-name="T43">.format(</text:span><text:span text:style-name="T44">round</text:span><text:span text:style-name="T43">(prod[</text:span><text:span text:style-name="T53">0</text:span><text:span text:style-name="T43">][</text:span><text:span text:style-name="T53">1</text:span><text:span text:style-name="T43">]</text:span><text:span text:style-name="T41">, </text:span><text:span text:style-name="T53">4</text:span><text:span text:style-name="T43">)</text:span><text:span text:style-name="T41">, </text:span><text:span text:style-name="T44">round</text:span><text:span text:style-name="T43">(prod[</text:span><text:span text:style-name="T53">1</text:span><text:span text:style-name="T43">]</text:span><text:span text:style-name="T41">, </text:span><text:span text:style-name="T53">4</text:span><text:span text:style-name="T43">)) </text:span><text:span text:style-name="T41">for </text:span><text:span text:style-name="T43">prod </text:span><text:span text:style-name="T41">in </text:span><text:span text:style-name="T44">zip</text:span><text:span text:style-name="T43">(solution</text:span><text:span text:style-name="T41">, </text:span><text:span text:style-name="T43">c)]) + </text:span><text:span text:style-name="T48">' = '</text:span><text:span text:style-name="T43">)</text:span><text:line-break/><text:soft-page-break/><text:span text:style-name="T43"> <text:s text:c="3"/></text:span><text:span text:style-name="T44">print</text:span><text:span text:style-name="T43">(</text:span><text:span text:style-name="T48">' <text:s/>= {:.4f}'</text:span><text:span text:style-name="T43">.format(</text:span><text:span text:style-name="T44">sum</text:span><text:span text:style-name="T43">([prod[</text:span><text:span text:style-name="T53">0</text:span><text:span text:style-name="T43">][</text:span><text:span text:style-name="T53">1</text:span><text:span text:style-name="T43">] * prod[</text:span><text:span text:style-name="T53">1</text:span><text:span text:style-name="T43">] </text:span><text:span text:style-name="T41">for </text:span><text:span text:style-name="T43">prod </text:span><text:span text:style-name="T41">in </text:span><text:span text:style-name="T44">zip</text:span><text:span text:style-name="T43">(solution</text:span><text:span text:style-name="T41">, </text:span><text:span text:style-name="T43">c)])))</text:span><text:line-break/><text:line-break/><text:line-break/><text:span text:style-name="T41">if </text:span><text:span text:style-name="T43">__name__ == </text:span><text:span text:style-name="T48">'__main__'</text:span><text:span text:style-name="T43">:</text:span><text:line-break/><text:span text:style-name="T43"> <text:s text:c="3"/>problem = SimplexProblem.from_yaml(sys.argv[</text:span><text:span text:style-name="T53">1</text:span><text:span text:style-name="T43">])</text:span><text:line-break/><text:line-break/><text:span text:style-name="T43"> <text:s text:c="3"/>do_simplex_method(problem.c</text:span><text:span text:style-name="T41">, </text:span><text:span text:style-name="T43">problem.A</text:span><text:span text:style-name="T41">, </text:span><text:span text:style-name="T43">problem.b)</text:span><text:line-break/></text:p>
      <text:p text:style-name="Standard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style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msonormal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1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008000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2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ff0000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3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808080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4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808080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5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0000ff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language-complex="ar" style:country-complex="SA" style:font-weight-complex="bold" fo:hyphenate="true" fo:hyphenation-remain-char-count="2" fo:hyphenation-push-char-count="2" loext:hyphenation-no-caps="false"/>
    </style:style>
    <style:style style:name="sc7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ff8000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9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ff00ff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10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00008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language-complex="ar" style:country-complex="SA" style:font-weight-complex="bold" fo:hyphenate="true" fo:hyphenation-remain-char-count="2" fo:hyphenation-push-char-count="2" loext:hyphenation-no-caps="false"/>
    </style:style>
    <style:style style:name="sc14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880088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language-complex="ar" style:country-complex="SA" style:font-weight-complex="bold" fo:hyphenate="true" fo:hyphenation-remain-char-count="2" fo:hyphenation-push-char-count="2" loext:hyphenation-no-caps="false"/>
    </style:style>
    <style:style style:name="sc16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808080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17" style:family="paragraph" style:parent-style-name="Standard" style:default-outline-level="">
      <style:paragraph-properties fo:margin-top="0.1945in" fo:margin-bottom="0.1945in" style:contextual-spacing="false" fo:hyphenation-ladder-count="no-limit" style:vertical-align="auto"/>
      <style:text-properties fo:color="#808080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91" style:family="text" style:parent-style-name="Default_20_Paragraph_20_Font">
      <style:text-properties fo:color="#ff00ff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7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21" style:family="text" style:parent-style-name="Default_20_Paragraph_20_Font">
      <style:text-properties fo:color="#ff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2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41" style:family="text" style:parent-style-name="Default_20_Paragraph_20_Font">
      <style:text-properties fo:color="#880088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3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7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)" style:num-suffix=")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(%6%)" style:num-prefix="(" style:num-suffix=")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5:28:00</meta:creation-date>
    <meta:initial-creator>Сергей Колесников</meta:initial-creator>
    <dc:language>en-GB</dc:language>
    <dc:date>2021-12-19T18:41:13.847944317</dc:date>
    <meta:editing-cycles>5</meta:editing-cycles>
    <meta:editing-duration>PT12M39S</meta:editing-duration>
    <meta:generator>LibreOffice/7.2.4.1$Linux_X86_64 LibreOffice_project/b8e68b5bf61ce56d972a163ea31a18aecdcd64cd</meta:generator>
    <meta:document-statistic meta:table-count="6" meta:image-count="0" meta:object-count="18" meta:page-count="12" meta:paragraph-count="206" meta:word-count="1761" meta:character-count="17278" meta:non-whitespace-character-count="116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i mathvariant="italic">cx</mi>
      </mrow>
      <mi>→</mi>
      <mi mathvariant="italic">max</mi>
      <mi>,</mi>
    </mrow>
    <annotation encoding="StarMath 5.0">F = cx → max ,</annotation>
  </semantics>
</math>
</file>

<file path=Object 10/content.xml><?xml version="1.0" encoding="utf-8"?>
<math xmlns="http://www.w3.org/1998/Math/MathML" display="block">
  <semantics>
    <mrow>
      <mrow>
        <mi>F</mi>
        <mo stretchy="false">=</mo>
        <mn>4</mn>
      </mrow>
      <mrow>
        <msub>
          <mi>x</mi>
          <mn>1</mn>
        </msub>
        <mo stretchy="false">+</mo>
        <mn>6</mn>
      </mrow>
      <mrow>
        <msub>
          <mi>x</mi>
          <mn>2</mn>
        </msub>
        <mo stretchy="false">+</mo>
        <mn>2</mn>
      </mrow>
      <msub>
        <mi>x</mi>
        <mn>3</mn>
      </msub>
      <mo stretchy="false">→</mo>
      <mi mathvariant="italic">min</mi>
    </mrow>
    <annotation encoding="StarMath 5.0">F = 4 x_1 + 6 x_2 + 2 x_3 -&gt; min</annotation>
  </semantics>
</math>
</file>

<file path=Object 11/content.xml><?xml version="1.0" encoding="utf-8"?>
<math xmlns="http://www.w3.org/1998/Math/MathML" display="block">
  <semantics>
    <mrow>
      <msub>
        <mi>y</mi>
        <mi>i</mi>
      </msub>
      <mo stretchy="false">≥</mo>
      <mn>0</mn>
    </mrow>
    <annotation encoding="StarMath 5.0">y_i &gt;= 0</annotation>
  </semantics>
</math>
</file>

<file path=Object 1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n>2</mn>
                <mrow>
                  <mrow>
                    <msub>
                      <mi>x</mi>
                      <mn>1</mn>
                    </msub>
                    <mo stretchy="false">+</mo>
                    <msub>
                      <mi>x</mi>
                      <mn>2</mn>
                    </msub>
                  </mrow>
                  <mo stretchy="false">≥</mo>
                  <mn>2</mn>
                </mrow>
              </mrow>
            </mtd>
          </mtr>
          <mtr>
            <mtd>
              <mrow>
                <mrow>
                  <msub>
                    <mi>x</mi>
                    <mn>1</mn>
                  </msub>
                  <mo stretchy="false">+</mo>
                  <mn>2</mn>
                </mrow>
                <mrow>
                  <msub>
                    <mi>x</mi>
                    <mn>2</mn>
                  </msub>
                  <mo stretchy="false">+</mo>
                  <mrow>
                    <mn>1</mn>
                    <mo stretchy="false">/</mo>
                    <mn>2</mn>
                  </mrow>
                </mrow>
                <mrow>
                  <msub>
                    <mi>x</mi>
                    <mn>3</mn>
                  </msub>
                  <mo stretchy="false">≥</mo>
                  <mn>8</mn>
                </mrow>
              </mrow>
            </mtd>
          </mtr>
          <mtr>
            <mtd>
              <mrow>
                <mrow>
                  <msub>
                    <mi>x</mi>
                    <mn>1</mn>
                  </msub>
                  <mo stretchy="false">+</mo>
                  <msub>
                    <mi>x</mi>
                    <mn>3</mn>
                  </msub>
                </mrow>
                <mo stretchy="false">≥</mo>
                <mn>3</mn>
              </mrow>
            </mtd>
          </mtr>
        </mtable>
      </mrow>
    </mrow>
    <annotation encoding="StarMath 5.0">left (
stack{ 
2 x_1 +  x_2            &gt;= 2
#
x_1   + 2 x_2 + 1/2 x_3 &gt;= 8
#
x_1             + x_3 &gt;= 3
}
right none</annotation>
  </semantics>
</math>
</file>

<file path=Object 13/content.xml><?xml version="1.0" encoding="utf-8"?>
<math xmlns="http://www.w3.org/1998/Math/MathML" display="block">
  <semantics>
    <mrow>
      <mi>b</mi>
      <mo stretchy="false">=</mo>
      <mrow>
        <mo fence="true" form="prefix" stretchy="false">[</mo>
        <mrow>
          <mrow>
            <mn>2</mn>
            <mi>,</mi>
            <mn>8</mn>
            <mi>,</mi>
            <mn>3</mn>
          </mrow>
        </mrow>
        <mo fence="true" form="postfix" stretchy="false">]</mo>
      </mrow>
    </mrow>
    <annotation encoding="StarMath 5.0">b=[ 2 , 8, 3 ]</annotation>
  </semantics>
</math>
</file>

<file path=Object 14/content.xml><?xml version="1.0" encoding="utf-8"?>
<math xmlns="http://www.w3.org/1998/Math/MathML" display="block">
  <semantics>
    <mrow>
      <mi>c</mi>
      <mo stretchy="false">=</mo>
      <mrow>
        <mo fence="true" form="prefix" stretchy="false">[</mo>
        <mrow>
          <mrow>
            <mn>4</mn>
            <mi>,</mi>
            <mn>6</mn>
            <mi>,</mi>
            <mn>2</mn>
          </mrow>
        </mrow>
        <mo fence="true" form="postfix" stretchy="false">]</mo>
      </mrow>
    </mrow>
    <annotation encoding="StarMath 5.0">c=[ 4 , 6 , 2 ]</annotation>
  </semantics>
</math>
</file>

<file path=Object 15/content.xml><?xml version="1.0" encoding="utf-8"?>
<math xmlns="http://www.w3.org/1998/Math/MathML" display="block">
  <semantics>
    <mrow>
      <mi>A</mi>
      <mo stretchy="false">=</mo>
      <mrow>
        <mo fence="true" form="prefix" stretchy="true">(</mo>
        <mrow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n>0.5</mn>
                </mtd>
              </mtr>
              <mtr>
                <mtd>
                  <mn>1</mn>
                </mtd>
              </mtr>
            </mtable>
          </mrow>
        </mrow>
        <mo fence="true" form="postfix" stretchy="true">)</mo>
      </mrow>
    </mrow>
    <annotation encoding="StarMath 5.0">A= left ( stack{2  # 1 # 1} stack{1 # 2 # 0}  stack{0 # 0.5 # 1} right ) </annotation>
  </semantics>
</math>
</file>

<file path=Object 1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sub>
                  <mi>y</mi>
                  <mn>1</mn>
                </msub>
                <mo stretchy="false">=</mo>
                <mn>3</mn>
              </mrow>
            </mtd>
          </mtr>
          <mtr>
            <mtd>
              <mrow>
                <msub>
                  <mi>y</mi>
                  <mn>2</mn>
                </msub>
                <mo stretchy="false">=</mo>
                <mn>3.25</mn>
              </mrow>
            </mtd>
          </mtr>
          <mtr>
            <mtd>
              <mrow>
                <msub>
                  <mi>y</mi>
                  <mn>3</mn>
                </msub>
                <mo stretchy="false">=</mo>
                <mn>1.25</mn>
              </mrow>
            </mtd>
          </mtr>
        </mtable>
      </mrow>
    </mrow>
    <annotation encoding="StarMath 5.0">left (
	stack { 
	y_1 = 3
	#
	y_2 = 3.25
	#
	y_3 = 1.25
	}
right none</annotation>
  </semantics>
</math>
</file>

<file path=Object 17/content.xml><?xml version="1.0" encoding="utf-8"?>
<math xmlns="http://www.w3.org/1998/Math/MathML" display="block">
  <semantics>
    <mrow>
      <mi>F</mi>
      <mo stretchy="false">=</mo>
      <mn>25.5</mn>
    </mrow>
    <annotation encoding="StarMath 5.0">F = 25.5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sub>
                <mi>x</mi>
                <mn>3</mn>
              </msub>
            </mrow>
          </mrow>
          <mo fence="true" form="postfix" stretchy="false">)</mo>
        </mrow>
        <mo stretchy="false">=</mo>
        <mrow>
          <mrow>
            <mn>4</mn>
            <mo stretchy="false">∗</mo>
            <mn>3</mn>
          </mrow>
          <mo stretchy="false">+</mo>
          <mrow>
            <mn>6</mn>
            <mo stretchy="false">∗</mo>
            <mn>3.25</mn>
          </mrow>
          <mo stretchy="false">+</mo>
          <mrow>
            <mn>2</mn>
            <mo stretchy="false">∗</mo>
            <mn>1.25</mn>
          </mrow>
        </mrow>
      </mrow>
    </mrow>
    <annotation encoding="StarMath 5.0">F(x_1, x_2, x_3) = 4 * 3 + 6 * 3.25 + 2 * 1.25</annotation>
  </semantics>
</math>
</file>

<file path=Object 2/content.xml><?xml version="1.0" encoding="utf-8"?>
<math xmlns="http://www.w3.org/1998/Math/MathML" display="block">
  <semantics>
    <mrow>
      <mi mathvariant="italic">Ax</mi>
      <mi>≤</mi>
      <mi>b</mi>
      <mi>,</mi>
    </mrow>
    <annotation encoding="StarMath 5.0">Ax ≤ b ,</annotation>
  </semantics>
</math>
</file>

<file path=Object 3/content.xml><?xml version="1.0" encoding="utf-8"?>
<math xmlns="http://www.w3.org/1998/Math/MathML" display="block">
  <semantics>
    <mrow>
      <mi>x</mi>
      <mi>≥</mi>
      <mn>0.</mn>
    </mrow>
    <annotation encoding="StarMath 5.0">x ≥ 0.</annotation>
  </semantics>
</math>
</file>

<file path=Object 4/content.xml><?xml version="1.0" encoding="utf-8"?>
<math xmlns="http://www.w3.org/1998/Math/MathML" display="block">
  <semantics>
    <mrow>
      <mi>x</mi>
      <mo stretchy="false">=</mo>
      <msup>
        <mrow>
          <mo fence="true" form="prefix" stretchy="true">[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sub>
                <mi>x</mi>
                <mn>3</mn>
              </msub>
            </mrow>
          </mrow>
          <mo fence="true" form="postfix" stretchy="true">]</mo>
        </mrow>
        <mi>T</mi>
      </msup>
    </mrow>
    <annotation encoding="StarMath 5.0">x = {left [{x} rsub {1} , {x} rsub {2} , {x} rsub {3} right ]} ^ {T}</annotation>
  </semantics>
</math>
</file>

<file path=Object 5/content.xml><?xml version="1.0" encoding="utf-8"?>
<math xmlns="http://www.w3.org/1998/Math/MathML" display="block">
  <semantics>
    <mrow>
      <mi>c</mi>
      <mo stretchy="false">=</mo>
      <mrow>
        <mo fence="true" form="prefix" stretchy="false">[</mo>
        <mrow>
          <mrow>
            <mn>2</mn>
            <mi>,</mi>
            <mn>8</mn>
            <mi>,</mi>
            <mn>3</mn>
          </mrow>
        </mrow>
        <mo fence="true" form="postfix" stretchy="false">]</mo>
      </mrow>
    </mrow>
    <annotation encoding="StarMath 5.0">c=[ 2 , 8 , 3 ]</annotation>
  </semantics>
</math>
</file>

<file path=Object 6/content.xml><?xml version="1.0" encoding="utf-8"?>
<math xmlns="http://www.w3.org/1998/Math/MathML" display="block">
  <semantics>
    <mrow>
      <mi>A</mi>
      <mo stretchy="false">=</mo>
      <mrow>
        <mo fence="true" form="prefix" stretchy="true">(</mo>
        <mrow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0.5</mn>
                </mtd>
              </mtr>
            </mtable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</mrow>
        <mo fence="true" form="postfix" stretchy="true">)</mo>
      </mrow>
    </mrow>
    <annotation encoding="StarMath 5.0">A= left ( stack{2 # 1 # 0} stack{1 # 2 # 0.5}  stack{1 # 0 # 1} right ) </annotation>
  </semantics>
</math>
</file>

<file path=Object 7/content.xml><?xml version="1.0" encoding="utf-8"?>
<math xmlns="http://www.w3.org/1998/Math/MathML" display="block">
  <semantics>
    <mrow>
      <mi>b</mi>
      <mo stretchy="false">=</mo>
      <mrow>
        <mo fence="true" form="prefix" stretchy="false">[</mo>
        <mrow>
          <mrow>
            <mn>4</mn>
            <mi>,</mi>
            <mn>6</mn>
            <mi>,</mi>
            <mn>2</mn>
          </mrow>
        </mrow>
        <mo fence="true" form="postfix" stretchy="false">]</mo>
      </mrow>
    </mrow>
    <annotation encoding="StarMath 5.0">b=[ 4 , 6, 2 ]</annotation>
  </semantics>
</math>
</file>

<file path=Object 8/content.xml><?xml version="1.0" encoding="utf-8"?>
<math xmlns="http://www.w3.org/1998/Math/MathML" display="block">
  <semantics>
    <mtable>
      <mtr>
        <mtd>
          <mrow>
            <msub>
              <mi>x</mi>
              <mn>1</mn>
            </msub>
            <mo stretchy="false">=</mo>
            <mn>0.5</mn>
          </mrow>
        </mtd>
      </mtr>
      <mtr>
        <mtd>
          <mrow>
            <msub>
              <mi>x</mi>
              <mn>1</mn>
            </msub>
            <mo stretchy="false">=</mo>
            <mn>0.5</mn>
          </mrow>
        </mtd>
      </mtr>
      <mtr>
        <mtd>
          <mrow>
            <msub>
              <mi>x</mi>
              <mn>3</mn>
            </msub>
            <mo stretchy="false">=</mo>
            <mn>0</mn>
          </mrow>
        </mtd>
      </mtr>
    </mtable>
    <annotation encoding="StarMath 5.0">stack{x_1 = 0.5 # x_1 = 0.5 # x_3 = 0} 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sub>
                <mi>x</mi>
                <mn>3</mn>
              </msub>
            </mrow>
          </mrow>
          <mo fence="true" form="postfix" stretchy="false">)</mo>
        </mrow>
        <mo stretchy="false">=</mo>
        <mn>25.5</mn>
      </mrow>
    </mrow>
    <annotation encoding="StarMath 5.0">F( x_1 , x_2 , x_3 ) = 25.5</annotation>
  </semantics>
</math>
</file>